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90.49pt"/>
    </style:style>
    <style:style style:name="co2" style:family="table-column">
      <style:table-column-properties fo:break-before="auto" style:column-width="82.2pt"/>
    </style:style>
    <style:style style:name="co3" style:family="table-column">
      <style:table-column-properties fo:break-before="auto" style:column-width="27.75pt"/>
    </style:style>
    <style:style style:name="co4" style:family="table-column">
      <style:table-column-properties fo:break-before="auto" style:column-width="33.76pt"/>
    </style:style>
    <style:style style:name="co5" style:family="table-column">
      <style:table-column-properties fo:break-before="auto" style:column-width="45.75pt"/>
    </style:style>
    <style:style style:name="co6" style:family="table-column">
      <style:table-column-properties fo:break-before="auto" style:column-width="73.5pt"/>
    </style:style>
    <style:style style:name="co7" style:family="table-column">
      <style:table-column-properties fo:break-before="auto" style:column-width="57.74pt"/>
    </style:style>
    <style:style style:name="co8" style:family="table-column">
      <style:table-column-properties fo:break-before="auto" style:column-width="39.74pt"/>
    </style:style>
    <style:style style:name="co9" style:family="table-column">
      <style:table-column-properties fo:break-before="auto" style:column-width="564.66pt"/>
    </style:style>
    <style:style style:name="co10" style:family="table-column">
      <style:table-column-properties fo:break-before="auto" style:column-width="49.49pt"/>
    </style:style>
    <style:style style:name="co11" style:family="table-column">
      <style:table-column-properties fo:break-before="auto" style:column-width="72.79pt"/>
    </style:style>
    <style:style style:name="co12" style:family="table-column">
      <style:table-column-properties fo:break-before="auto" style:column-width="60.49pt"/>
    </style:style>
    <style:style style:name="co13" style:family="table-column">
      <style:table-column-properties fo:break-before="auto" style:column-width="85.8pt"/>
    </style:style>
    <style:style style:name="co14" style:family="table-column">
      <style:table-column-properties fo:break-before="auto" style:column-width="549.75pt"/>
    </style:style>
    <style:style style:name="co15" style:family="table-column">
      <style:table-column-properties fo:break-before="auto" style:column-width="56.24pt"/>
    </style:style>
    <style:style style:name="co16" style:family="table-column">
      <style:table-column-properties fo:break-before="auto" style:column-width="427.44pt"/>
    </style:style>
    <style:style style:name="co17" style:family="table-column">
      <style:table-column-properties fo:break-before="auto" style:column-width="63.01pt"/>
    </style:style>
    <style:style style:name="co18" style:family="table-column">
      <style:table-column-properties fo:break-before="auto" style:column-width="54.74pt"/>
    </style:style>
    <style:style style:name="co19" style:family="table-column">
      <style:table-column-properties fo:break-before="auto" style:column-width="476.25pt"/>
    </style:style>
    <style:style style:name="co20" style:family="table-column">
      <style:table-column-properties fo:break-before="auto" style:column-width="51pt"/>
    </style:style>
    <style:style style:name="co21" style:family="table-column">
      <style:table-column-properties fo:break-before="auto" style:column-width="160.21pt"/>
    </style:style>
    <style:style style:name="co22" style:family="table-column">
      <style:table-column-properties fo:break-before="auto" style:column-width="486.06pt"/>
    </style:style>
    <style:style style:name="co23" style:family="table-column">
      <style:table-column-properties fo:break-before="auto" style:column-width="51.76pt"/>
    </style:style>
    <style:style style:name="ro1" style:family="table-row">
      <style:table-row-properties style:row-height="15pt" fo:break-before="auto" style:use-optimal-row-height="true"/>
    </style:style>
    <style:style style:name="ro2" style:family="table-row">
      <style:table-row-properties style:row-height="15.99pt" fo:break-before="auto" style:use-optimal-row-height="true"/>
    </style:style>
    <style:style style:name="ro3" style:family="table-row">
      <style:table-row-properties style:row-height="17.01pt" fo:break-before="auto" style:use-optimal-row-height="true"/>
    </style:style>
    <style:style style:name="ro4" style:family="table-row">
      <style:table-row-properties style:row-height="14.91pt" fo:break-before="auto" style:use-optimal-row-height="true"/>
    </style:style>
    <style:style style:name="ro5" style:family="table-row">
      <style:table-row-properties style:row-height="32pt" fo:break-before="auto" style:use-optimal-row-height="true"/>
    </style:style>
    <style:style style:name="ro6" style:family="table-row">
      <style:table-row-properties style:row-height="22pt" fo:break-before="auto" style:use-optimal-row-height="false"/>
    </style:style>
    <style:style style:name="ro7" style:family="table-row">
      <style:table-row-properties style:row-height="69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ext-properties fo:font-weight="bold" style:font-weight-asian="bold" style:font-weight-complex="bold"/>
    </style:style>
    <style:style style:name="ce12" style:family="table-cell" style:parent-style-name="Default" style:data-style-name="N0">
      <style:text-properties fo:color="#ff0000" fo:font-weight="bold" style:font-weight-asian="bold" style:font-weight-complex="bold"/>
    </style:style>
    <style:style style:name="ce1" style:family="table-cell" style:parent-style-name="Default" style:data-style-name="N0"/>
    <style:style style:name="ce10" style:family="table-cell" style:parent-style-name="Default" style:data-style-name="N0">
      <style:table-cell-properties style:text-align-source="fix" style:repeat-content="false" style:vertical-align="automatic"/>
      <style:paragraph-properties fo:text-align="start" fo:margin-left="10.01pt"/>
    </style:style>
    <style:style style:name="ce8" style:family="table-cell" style:parent-style-name="Default" style:data-style-name="N0">
      <style:table-cell-properties style:text-align-source="fix" style:repeat-content="false" fo:wrap-option="wrap" style:vertical-align="automatic"/>
      <style:paragraph-properties fo:text-align="start" fo:margin-left="10.01pt"/>
    </style:style>
    <style:style style:name="ce16" style:family="table-cell" style:parent-style-name="Default" style:data-style-name="N0">
      <style:table-cell-properties style:text-align-source="fix" style:repeat-content="false" style:vertical-align="top"/>
      <style:paragraph-properties fo:text-align="start" fo:margin-left="0pt"/>
      <style:text-properties fo:color="#ff0000" fo:font-weight="bold" style:font-weight-asian="bold" style:font-weight-complex="bold"/>
    </style:style>
    <style:style style:name="ce11" style:family="table-cell" style:parent-style-name="Default" style:data-style-name="N0">
      <style:table-cell-properties style:text-align-source="fix" style:repeat-content="false" style:vertical-align="top"/>
      <style:paragraph-properties fo:text-align="start" fo:margin-left="0pt"/>
    </style:style>
    <style:style style:name="ce13" style:family="table-cell" style:parent-style-name="Default" style:data-style-name="N0">
      <style:text-properties fo:color="#e7e6e6"/>
    </style:style>
    <style:style style:name="ce17" style:family="table-cell" style:parent-style-name="Default" style:data-style-name="N0">
      <style:table-cell-properties fo:background-color="#a6a6a6" fo:wrap-option="wrap" style:vertical-align="automatic"/>
      <style:text-properties fo:font-size="12pt" fo:font-weight="bold" style:font-size-asian="12pt" style:font-weight-asian="bold" style:font-size-complex="12pt" style:font-weight-complex="bold"/>
    </style:style>
    <style:style style:name="ce21" style:family="table-cell" style:parent-style-name="Default" style:data-style-name="N0">
      <style:table-cell-properties fo:background-color="#d9d9d9" style:text-align-source="fix" style:repeat-content="false" fo:wrap-option="wrap" style:vertical-align="automatic"/>
      <style:paragraph-properties fo:text-align="start" fo:margin-left="10.01pt"/>
      <style:text-properties fo:font-weight="bold" style:font-weight-asian="bold" style:font-weight-complex="bold"/>
    </style:style>
    <style:style style:name="ce28" style:family="table-cell" style:parent-style-name="Default" style:data-style-name="N0">
      <style:table-cell-properties style:text-align-source="fix" style:repeat-content="false" fo:wrap-option="wrap" style:vertical-align="top"/>
      <style:paragraph-properties fo:text-align="start" fo:margin-left="20.01pt"/>
    </style:style>
    <style:style style:name="ce30" style:family="table-cell" style:parent-style-name="Default" style:data-style-name="N0">
      <style:table-cell-properties style:text-align-source="fix" style:repeat-content="false" fo:wrap-option="wrap" style:vertical-align="top"/>
      <style:paragraph-properties fo:text-align="start" fo:margin-left="20.01pt"/>
      <style:text-properties fo:color="#000000"/>
    </style:style>
    <style:style style:name="ce24" style:family="table-cell" style:parent-style-name="Default" style:data-style-name="N0">
      <style:table-cell-properties style:text-align-source="fix" style:repeat-content="false" style:vertical-align="top"/>
      <style:paragraph-properties fo:text-align="start" fo:margin-left="20.01pt"/>
      <style:text-properties fo:color="#333333"/>
    </style:style>
    <style:style style:name="ce3" style:family="table-cell" style:parent-style-name="Default" style:data-style-name="N0">
      <style:table-cell-properties fo:wrap-option="wrap" style:vertical-align="automatic"/>
    </style:style>
    <style:style style:name="ce18" style:family="table-cell" style:parent-style-name="Default" style:data-style-name="N0">
      <style:table-cell-properties fo:background-color="#a6a6a6"/>
      <style:text-properties fo:font-weight="bold" style:font-weight-asian="bold" style:font-weight-complex="bold"/>
    </style:style>
    <style:style style:name="ce44" style:family="table-cell" style:parent-style-name="Default" style:data-style-name="N0">
      <style:table-cell-properties fo:wrap-option="wrap" style:vertical-align="top"/>
    </style:style>
    <style:style style:name="ce35" style:family="table-cell" style:parent-style-name="Default" style:data-style-name="N0">
      <style:table-cell-properties fo:wrap-option="wrap" style:vertical-align="top"/>
    </style:style>
    <style:style style:name="ce31" style:family="table-cell" style:parent-style-name="Default" style:data-style-name="N0">
      <style:table-cell-properties fo:wrap-option="wrap" style:vertical-align="top"/>
      <style:text-properties fo:color="#000000"/>
    </style:style>
    <style:style style:name="ce49" style:family="table-cell" style:parent-style-name="Default" style:data-style-name="N0">
      <style:table-cell-properties fo:background-color="#a6a6a6" fo:wrap-option="wrap" style:vertical-align="automatic"/>
      <style:text-properties fo:font-weight="bold" style:font-weight-asian="bold" style:font-weight-complex="bold"/>
      <style:map style:condition="is-true-formula(NOT(ISERROR(SEARCH(&quot;~??&quot;;[.F1]))))" style:apply-style-name="cf1" style:base-cell-address="User_Perspective.F1"/>
    </style:style>
    <style:style style:name="ce50" style:family="table-cell" style:parent-style-name="Default">
      <style:map style:condition="is-true-formula(NOT(ISERROR(SEARCH(&quot;~??&quot;;[.F1]))))" style:apply-style-name="cf1" style:base-cell-address="User_Perspective.F1"/>
    </style:style>
    <style:style style:name="ce51" style:family="table-cell" style:parent-style-name="Default" style:data-style-name="N0">
      <style:table-cell-properties fo:wrap-option="wrap" style:vertical-align="top"/>
      <style:map style:condition="is-true-formula(NOT(ISERROR(SEARCH(&quot;~??&quot;;[.F1]))))" style:apply-style-name="cf1" style:base-cell-address="User_Perspective.F1"/>
    </style:style>
    <style:style style:name="ce52" style:family="table-cell" style:parent-style-name="Default" style:data-style-name="N0">
      <style:table-cell-properties fo:wrap-option="wrap" style:vertical-align="top"/>
      <style:map style:condition="is-true-formula(NOT(ISERROR(SEARCH(&quot;~??&quot;;[.F11]))))" style:apply-style-name="cf1" style:base-cell-address="User_Perspective.F11"/>
    </style:style>
    <style:style style:name="ce53" style:family="table-cell" style:parent-style-name="Default" style:data-style-name="N0">
      <style:table-cell-properties fo:wrap-option="wrap" style:vertical-align="top"/>
      <style:map style:condition="is-true-formula(NOT(ISERROR(SEARCH(&quot;~??&quot;;[.F14]))))" style:apply-style-name="cf1" style:base-cell-address="User_Perspective.F14"/>
    </style:style>
    <style:style style:name="ce54" style:family="table-cell" style:parent-style-name="Default" style:data-style-name="N0">
      <style:table-cell-properties fo:wrap-option="wrap" style:vertical-align="top"/>
      <style:map style:condition="is-true-formula(NOT(ISERROR(SEARCH(&quot;~??&quot;;[.F15]))))" style:apply-style-name="cf1" style:base-cell-address="User_Perspective.F15"/>
    </style:style>
    <style:style style:name="ce55" style:family="table-cell" style:parent-style-name="Default" style:data-style-name="N0">
      <style:table-cell-properties fo:wrap-option="wrap" style:vertical-align="top"/>
      <style:map style:condition="is-true-formula(NOT(ISERROR(SEARCH(&quot;~??&quot;;[.F26]))))" style:apply-style-name="cf1" style:base-cell-address="User_Perspective.F26"/>
    </style:style>
    <style:style style:name="ce56" style:family="table-cell" style:parent-style-name="Default" style:data-style-name="N0">
      <style:table-cell-properties fo:wrap-option="wrap" style:vertical-align="top"/>
      <style:map style:condition="is-true-formula(NOT(ISERROR(SEARCH(&quot;~??&quot;;[.F28]))))" style:apply-style-name="cf1" style:base-cell-address="User_Perspective.F28"/>
    </style:style>
    <style:style style:name="ce57" style:family="table-cell" style:parent-style-name="Default" style:data-style-name="N0">
      <style:table-cell-properties fo:wrap-option="wrap" style:vertical-align="top"/>
      <style:text-properties fo:color="#ff0000"/>
      <style:map style:condition="is-true-formula(NOT(ISERROR(SEARCH(&quot;~??&quot;;[.F1]))))" style:apply-style-name="cf1" style:base-cell-address="User_Perspective.F1"/>
    </style:style>
    <style:style style:name="ce58" style:family="table-cell" style:parent-style-name="Default" style:data-style-name="N0">
      <style:table-cell-properties fo:wrap-option="wrap" style:vertical-align="top"/>
      <style:text-properties fo:color="#ff0000"/>
      <style:map style:condition="is-true-formula(NOT(ISERROR(SEARCH(&quot;~??&quot;;[.F31]))))" style:apply-style-name="cf1" style:base-cell-address="User_Perspective.F31"/>
    </style:style>
    <style:style style:name="ce59" style:family="table-cell" style:parent-style-name="Default" style:data-style-name="N0">
      <style:table-cell-properties fo:wrap-option="wrap" style:vertical-align="top"/>
      <style:text-properties fo:color="#ff0000"/>
      <style:map style:condition="is-true-formula(NOT(ISERROR(SEARCH(&quot;~??&quot;;[.F32]))))" style:apply-style-name="cf1" style:base-cell-address="User_Perspective.F32"/>
    </style:style>
    <style:style style:name="ce60" style:family="table-cell" style:parent-style-name="Default" style:data-style-name="N0">
      <style:table-cell-properties fo:wrap-option="wrap" style:vertical-align="top"/>
      <style:map style:condition="is-true-formula(NOT(ISERROR(SEARCH(&quot;~??&quot;;[.F43]))))" style:apply-style-name="cf1" style:base-cell-address="User_Perspective.F43"/>
    </style:style>
    <style:style style:name="ce61" style:family="table-cell" style:parent-style-name="Default" style:data-style-name="N0">
      <style:table-cell-properties fo:wrap-option="wrap" style:vertical-align="top"/>
      <style:map style:condition="is-true-formula(NOT(ISERROR(SEARCH(&quot;~??&quot;;[.F44]))))" style:apply-style-name="cf1" style:base-cell-address="User_Perspective.F44"/>
    </style:style>
    <style:style style:name="ce62" style:family="table-cell" style:parent-style-name="Default" style:data-style-name="N0">
      <style:table-cell-properties fo:wrap-option="wrap" style:vertical-align="top"/>
      <style:map style:condition="is-true-formula(NOT(ISERROR(SEARCH(&quot;~??&quot;;[.F45]))))" style:apply-style-name="cf1" style:base-cell-address="User_Perspective.F45"/>
    </style:style>
    <style:style style:name="ce32" style:family="table-cell" style:parent-style-name="Default" style:data-style-name="N0">
      <style:text-properties fo:color="#000000"/>
    </style:style>
    <style:style style:name="ce15" style:family="table-cell" style:parent-style-name="Default" style:data-style-name="N0">
      <style:text-properties fo:color="#ff0000"/>
    </style:style>
    <style:style style:name="ce20" style:family="table-cell" style:parent-style-name="Default" style:data-style-name="N0">
      <style:table-cell-properties fo:background-color="#a6a6a6"/>
    </style:style>
    <style:style style:name="ce22" style:family="table-cell" style:parent-style-name="Default" style:data-style-name="N0">
      <style:table-cell-properties fo:background-color="#a6a6a6"/>
      <style:text-properties fo:color="#333333" fo:font-size="12pt" fo:font-weight="bold" style:font-size-asian="12pt" style:font-weight-asian="bold" style:font-size-complex="12pt" style:font-weight-complex="bold"/>
    </style:style>
    <style:style style:name="ce23" style:family="table-cell" style:parent-style-name="Default" style:data-style-name="N0">
      <style:table-cell-properties fo:background-color="#bfbfbf" style:text-align-source="fix" style:repeat-content="false" style:vertical-align="automatic"/>
      <style:paragraph-properties fo:text-align="start" fo:margin-left="10.01pt"/>
      <style:text-properties fo:color="#333333" fo:font-weight="bold" style:font-weight-asian="bold" style:font-weight-complex="bold"/>
    </style:style>
    <style:style style:name="ce25" style:family="table-cell" style:parent-style-name="Default" style:data-style-name="N0">
      <style:table-cell-properties style:text-align-source="fix" style:repeat-content="false" style:vertical-align="top"/>
      <style:paragraph-properties fo:text-align="start" fo:margin-left="20.01pt"/>
      <style:text-properties fo:color="#424242"/>
    </style:style>
    <style:style style:name="ce26" style:family="table-cell" style:parent-style-name="Default" style:data-style-name="N0">
      <style:table-cell-properties style:text-align-source="fix" style:repeat-content="false" fo:wrap-option="wrap" style:vertical-align="top"/>
      <style:paragraph-properties fo:text-align="start" fo:margin-left="20.01pt"/>
      <style:text-properties fo:color="#333333"/>
    </style:style>
    <style:style style:name="ce82" style:family="table-cell" style:parent-style-name="Default" style:data-style-name="N0">
      <style:table-cell-properties style:vertical-align="top"/>
    </style:style>
    <style:style style:name="ce7" style:family="table-cell" style:parent-style-name="Default" style:data-style-name="N0">
      <style:table-cell-properties style:vertical-align="top"/>
    </style:style>
    <style:style style:name="ce84" style:family="table-cell" style:parent-style-name="Default" style:data-style-name="N0">
      <style:table-cell-properties fo:background-color="#a6a6a6" fo:wrap-option="wrap" style:vertical-align="automatic"/>
      <style:text-properties fo:font-weight="bold" style:font-weight-asian="bold" style:font-weight-complex="bold"/>
      <style:map style:condition="is-true-formula(NOT(ISERROR(SEARCH(&quot;~???&quot;;[.F1]))))" style:apply-style-name="cf1" style:base-cell-address="Developer_Perspective.F1"/>
    </style:style>
    <style:style style:name="ce85" style:family="table-cell" style:parent-style-name="Default">
      <style:map style:condition="is-true-formula(NOT(ISERROR(SEARCH(&quot;~???&quot;;[.F1]))))" style:apply-style-name="cf1" style:base-cell-address="Developer_Perspective.F1"/>
    </style:style>
    <style:style style:name="ce86" style:family="table-cell" style:parent-style-name="Default" style:data-style-name="N0">
      <style:table-cell-properties fo:wrap-option="wrap" style:vertical-align="top"/>
      <style:map style:condition="is-true-formula(NOT(ISERROR(SEARCH(&quot;~???&quot;;[.F1]))))" style:apply-style-name="cf1" style:base-cell-address="Developer_Perspective.F1"/>
    </style:style>
    <style:style style:name="ce87" style:family="table-cell" style:parent-style-name="Default" style:data-style-name="N0">
      <style:table-cell-properties fo:wrap-option="wrap" style:vertical-align="top"/>
      <style:map style:condition="is-true-formula(NOT(ISERROR(SEARCH(&quot;~???&quot;;[.F17]))))" style:apply-style-name="cf1" style:base-cell-address="Developer_Perspective.F17"/>
    </style:style>
    <style:style style:name="ce88" style:family="table-cell" style:parent-style-name="Default" style:data-style-name="N0">
      <style:table-cell-properties fo:wrap-option="wrap" style:vertical-align="top"/>
      <style:map style:condition="is-true-formula(NOT(ISERROR(SEARCH(&quot;~???&quot;;[.F23]))))" style:apply-style-name="cf1" style:base-cell-address="Developer_Perspective.F23"/>
    </style:style>
    <style:style style:name="ce6" style:family="table-cell" style:parent-style-name="Default" style:data-style-name="N0">
      <style:table-cell-properties style:vertical-align="top"/>
      <style:text-properties fo:font-weight="bold" style:font-weight-asian="bold" style:font-weight-complex="bold"/>
    </style:style>
    <style:style style:name="ce14" style:family="table-cell" style:parent-style-name="Default" style:data-style-name="N0">
      <style:text-properties fo:color="#242729" style:font-name="Consolas" fo:font-size="13pt" style:font-name-asian="Consolas" style:font-size-asian="13pt" style:font-name-complex="Consolas" style:font-size-complex="13pt"/>
    </style:style>
    <style:style style:name="ce4" style:family="table-cell" style:parent-style-name="Default" style:data-style-name="N0">
      <style:table-cell-properties fo:wrap-option="wrap" style:vertical-align="top"/>
      <style:text-properties fo:font-weight="bold" style:font-weight-asian="bold" style:font-weight-complex="bold"/>
    </style:style>
    <style:style style:name="gr1" style:family="graphic">
      <style:graphic-properties draw:stroke="solid" svg:stroke-color="#000000" draw:marker-start="Arrowheads_20_1" draw:marker-start-width="5.67pt" draw:marker-start-center="false" draw:fill="solid" draw:fill-color="#ffffc0" draw:auto-grow-height="false" draw:auto-grow-width="false"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fo:font-family="Tahoma" fo:font-size="10pt" fo:language="en" fo:country="US" fo:font-style="normal" fo:text-shadow="none" style:text-underline-style="none" fo:font-weight="bold" style:text-underline-mode="continuous" style:text-overline-mode="continuous" style:text-line-through-mode="continuous" style:font-family-asian="Tahoma" style:font-size-asian="10pt" style:language-asian="zh" style:country-asian="CN" style:font-style-asian="normal" style:font-weight-asian="bold" style:font-family-complex="Tahoma"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fo:font-family="Tahoma" fo:font-size="10pt" fo:language="en" fo:country="US" fo:font-style="normal" fo:text-shadow="none" style:text-underline-style="none" fo:font-weight="normal" style:text-underline-mode="continuous" style:text-overline-mode="continuous" style:text-line-through-mode="continuous" style:font-family-asian="Tahoma" style:font-size-asian="10pt" style:language-asian="zh" style:country-asian="CN" style:font-style-asian="normal" style:font-weight-asian="normal" style:font-family-complex="Tahoma"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Lists.$A$15:.$A$18])" table:allow-empty-cell="true" table:display-list="unsorted" table:base-cell-address="Summary.B3">
          <table:help-message table:display="true"/>
          <table:error-message table:message-type="stop" table:display="true"/>
        </table:content-validation>
        <table:content-validation table:name="val2" table:condition="of:cell-content-is-in-list([Lists.$A$3:.$A$6])" table:allow-empty-cell="true" table:display-list="unsorted" table:base-cell-address="User_Perspective.B3">
          <table:help-message table:display="true"/>
          <table:error-message table:message-type="stop" table:display="true"/>
        </table:content-validation>
        <table:content-validation table:name="val3" table:condition="of:cell-content-is-in-list([Lists.$A$9:.$A$12])" table:allow-empty-cell="true" table:display-list="unsorted" table:base-cell-address="User_Perspective.C3">
          <table:help-message table:display="true"/>
          <table:error-message table:message-type="stop" table:display="true"/>
        </table:content-validation>
        <table:content-validation table:name="val4" table:condition="of:cell-content-is-in-list([Lists.$A$3:.$A$6])" table:allow-empty-cell="true" table:display-list="unsorted" table:base-cell-address="Developer_Perspective.B3">
          <table:help-message table:display="true"/>
          <table:error-message table:message-type="stop" table:display="true"/>
        </table:content-validation>
        <table:content-validation table:name="val5" table:condition="of:cell-content-is-in-list([Lists.$A$9:.$A$12])" table:allow-empty-cell="true" table:display-list="unsorted" table:base-cell-address="Developer_Perspective.C3">
          <table:help-message table:display="true"/>
          <table:error-message table:message-type="stop" table:display="true"/>
        </table:content-validation>
        <table:content-validation table:name="val6" table:condition="of:cell-content-is-in-list([.$A$3:.$A$5])" table:allow-empty-cell="true" table:display-list="unsorted" table:base-cell-address="Lists.A3">
          <table:help-message table:title="Priority" table:display="true"/>
          <table:error-message table:message-type="stop" table:title="Please use defined value" table:display="true"/>
        </table:content-validation>
      </table:content-validations>
      <table:table table:name="Summary"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6" table:default-cell-style-name="ce1"/>
        <table:table-row table:style-name="ro1">
          <table:table-cell table:style-name="ce2" office:value-type="string" calcext:value-type="string">
            <text:p>Product <text:s/>Name</text:p>
          </table:table-cell>
          <table:table-cell table:style-name="ce16" office:value-type="string" calcext:value-type="string">
            <text:p>TEMPLATE</text:p>
          </table:table-cell>
          <table:table-cell table:number-columns-repeated="1022"/>
        </table:table-row>
        <table:table-row table:style-name="ro1">
          <table:table-cell table:style-name="ce2"/>
          <table:table-cell table:style-name="ce11"/>
          <table:table-cell table:number-columns-repeated="1022"/>
        </table:table-row>
        <table:table-row table:style-name="ro1">
          <table:table-cell table:style-name="ce2" office:value-type="string" calcext:value-type="string">
            <text:p>Product Lifecycle</text:p>
          </table:table-cell>
          <table:table-cell table:style-name="ce11" table:content-validation-name="val1" office:value-type="string" calcext:value-type="string">
            <text:p>Development</text:p>
          </table:table-cell>
          <table:table-cell table:number-columns-repeated="1022"/>
        </table:table-row>
        <table:table-row table:style-name="ro1">
          <table:table-cell table:style-name="ce2" office:value-type="string" calcext:value-type="string">
            <text:p>Product Version</text:p>
          </table:table-cell>
          <table:table-cell table:style-name="ce11" office:value-type="string" calcext:value-type="string">
            <text:p>1.0.0</text:p>
          </table:table-cell>
          <table:table-cell/>
          <table:table-cell table:style-name="ce2"/>
          <table:table-cell table:number-columns-repeated="1020"/>
        </table:table-row>
        <table:table-row table:style-name="ro1">
          <table:table-cell table:style-name="ce2" office:value-type="string" calcext:value-type="string">
            <text:p>Template Version</text:p>
          </table:table-cell>
          <table:table-cell table:style-name="ce11" office:value-type="float" office:value="5" calcext:value-type="float">
            <text:p>5</text:p>
          </table:table-cell>
          <table:table-cell/>
          <table:table-cell table:style-name="ce2"/>
          <table:table-cell table:number-columns-repeated="1020"/>
        </table:table-row>
        <table:table-row table:style-name="ro1">
          <table:table-cell table:style-name="ce2"/>
          <table:table-cell table:style-name="ce11"/>
          <table:table-cell table:number-columns-repeated="1022"/>
        </table:table-row>
        <table:table-row table:style-name="ro1">
          <table:table-cell table:style-name="ce12" office:value-type="string" calcext:value-type="string">
            <text:p>Overall Qualifier %</text:p>
          </table:table-cell>
          <table:table-cell table:style-name="ce12" table:formula="of:=AVERAGE([.B10:.B11])" office:value-type="float" office:value="41.5" calcext:value-type="float">
            <text:p>41.5</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Perspective Qualifier %</text:p>
          </table:table-cell>
          <table:table-cell table:number-columns-repeated="1023"/>
        </table:table-row>
        <table:table-row table:style-name="ro1">
          <table:table-cell table:style-name="ce10" table:formula="of:=[User_Perspective.A1]" office:value-type="string" office:string-value="User Perspective" calcext:value-type="string">
            <text:p>User Perspective</text:p>
          </table:table-cell>
          <table:table-cell table:formula="of:=ROUND((SUMIF([.$C$14:.$C$23];&quot;&gt;0&quot;)/SUMIF([.$D$14:.$D$23];&quot;&gt;0&quot;))*100;0)" office:value-type="float" office:value="46" calcext:value-type="float">
            <text:p>46</text:p>
          </table:table-cell>
          <table:table-cell table:number-columns-repeated="1022"/>
        </table:table-row>
        <table:table-row table:style-name="ro1">
          <table:table-cell table:style-name="ce10" table:formula="of:=[Developer_Perspective.A1]" office:value-type="string" office:string-value="Developer Perspective" calcext:value-type="string">
            <text:p>Developer Perspective</text:p>
          </table:table-cell>
          <table:table-cell table:formula="of:=ROUND((SUMIF([.$C$25:.$C$30];&quot;&gt;0&quot;)/SUMIF([.$D$25:.$D$30];&quot;&gt;0&quot;))*100;0)" office:value-type="float" office:value="37" calcext:value-type="float">
            <text:p>37</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Quality Attribute Qualifier %</text:p>
          </table:table-cell>
          <table:table-cell table:number-columns-repeated="4"/>
          <table:table-cell table:style-name="ce2" office:value-type="string" calcext:value-type="string">
            <text:p>No of Risks</text:p>
          </table:table-cell>
          <table:table-cell table:style-name="ce2" office:value-type="string" calcext:value-type="string">
            <text:p>No of Sensitivity Points</text:p>
          </table:table-cell>
          <table:table-cell table:style-name="ce2" office:value-type="string" calcext:value-type="string">
            <text:p>No of Trade-offs</text:p>
          </table:table-cell>
          <table:table-cell table:number-columns-repeated="1016"/>
        </table:table-row>
        <table:table-row table:style-name="ro2">
          <table:table-cell table:style-name="ce8" table:formula="of:=[User_Perspective.A2]" office:value-type="string" office:string-value="Failure Tolerance (FT) / High Availability (HA) Focus" calcext:value-type="string">
            <text:p>Failure Tolerance (FT) / High Availability (HA) Focus</text:p>
          </table:table-cell>
          <table:table-cell table:formula="of:=ROUND(IFERROR((([.C14])/([.D14]));0)*100;0)" office:value-type="float" office:value="0" calcext:value-type="float">
            <text:p>0</text:p>
          </table:table-cell>
          <table:table-cell table:style-name="ce13" table:formula="of:=IF(AVERAGE(FTHARangeD)=0;IF(AVERAGE(FTHARangeE)=0;1;0);AVERAGE(FTHARangeD))" office:value-type="float" office:value="0" calcext:value-type="float">
            <text:p>0</text:p>
          </table:table-cell>
          <table:table-cell table:style-name="ce13" table:formula="of:=IF(AVERAGE(FTHARangeE)=0;1;AVERAGE(FTHARangeE))" office:value-type="float" office:value="18" calcext:value-type="float">
            <text:p>18</text:p>
          </table:table-cell>
          <table:table-cell/>
          <table:table-cell table:formula="of:=COUNTIF(FTHARange;[Lists.$A$12])" office:value-type="float" office:value="0" calcext:value-type="float">
            <text:p>0</text:p>
          </table:table-cell>
          <table:table-cell table:formula="of:=COUNTIF(FTHARange;[Lists.$A$10])" office:value-type="float" office:value="0" calcext:value-type="float">
            <text:p>0</text:p>
          </table:table-cell>
          <table:table-cell table:formula="of:=COUNTIF(FTHARange;[Lists.$A$9])" office:value-type="float" office:value="0" calcext:value-type="float">
            <text:p>0</text:p>
          </table:table-cell>
          <table:table-cell table:number-columns-repeated="1016"/>
        </table:table-row>
        <table:table-row table:style-name="ro1">
          <table:table-cell table:style-name="ce10" table:formula="of:=[User_Perspective.A5]" office:value-type="string" office:string-value="Disaster Recovery (DR) Focus" calcext:value-type="string">
            <text:p>Disaster Recovery (DR) Focus</text:p>
          </table:table-cell>
          <table:table-cell table:formula="of:=ROUND(IFERROR((([.C15])/([.D15]));0)*100;0)" office:value-type="float" office:value="5" calcext:value-type="float">
            <text:p>5</text:p>
          </table:table-cell>
          <table:table-cell table:style-name="ce13" table:formula="of:=IF(AVERAGE(DRRangeD)=0;IF(AVERAGE(DRRangeE)=0;1;0);AVERAGE(DRRangeD))" office:value-type="float" office:value="0.666666666666667" calcext:value-type="float">
            <text:p>0.666666666666667</text:p>
          </table:table-cell>
          <table:table-cell table:style-name="ce13" table:formula="of:=IF(AVERAGE(DRRangeE)=0;1;AVERAGE(DRRangeE))" office:value-type="float" office:value="13" calcext:value-type="float">
            <text:p>13</text:p>
          </table:table-cell>
          <table:table-cell/>
          <table:table-cell table:formula="of:=COUNTIF(DRRange;[Lists.$A$12])" office:value-type="float" office:value="0" calcext:value-type="float">
            <text:p>0</text:p>
          </table:table-cell>
          <table:table-cell table:formula="of:=COUNTIF(DRRange;[Lists.$A$10])" office:value-type="float" office:value="0" calcext:value-type="float">
            <text:p>0</text:p>
          </table:table-cell>
          <table:table-cell table:formula="of:=COUNTIF(DRRange;[Lists.$A$9])" office:value-type="float" office:value="0" calcext:value-type="float">
            <text:p>0</text:p>
          </table:table-cell>
          <table:table-cell table:number-columns-repeated="1016"/>
        </table:table-row>
        <table:table-row table:style-name="ro1">
          <table:table-cell table:style-name="ce10" table:formula="of:=[User_Perspective.A9]" office:value-type="string" office:string-value="Scalability Focus" calcext:value-type="string">
            <text:p>Scalability Focus</text:p>
          </table:table-cell>
          <table:table-cell table:formula="of:=ROUND(IFERROR((([.C16])/([.D16]));0)*100;0)" office:value-type="float" office:value="67" calcext:value-type="float">
            <text:p>67</text:p>
          </table:table-cell>
          <table:table-cell table:style-name="ce13" table:formula="of:=IF(AVERAGE(ScaleRangeD)=0;IF(AVERAGE(ScaleRangeE)=0;1;0);AVERAGE(ScaleRangeD))" office:value-type="float" office:value="12" calcext:value-type="float">
            <text:p>12</text:p>
          </table:table-cell>
          <table:table-cell table:style-name="ce13" table:formula="of:=IF(AVERAGE(ScaleRangeE)=0;1;AVERAGE(ScaleRangeE))" office:value-type="float" office:value="18" calcext:value-type="float">
            <text:p>18</text:p>
          </table:table-cell>
          <table:table-cell/>
          <table:table-cell table:formula="of:=COUNTIF(ScaleRange;[Lists.$A$12])" office:value-type="float" office:value="0" calcext:value-type="float">
            <text:p>0</text:p>
          </table:table-cell>
          <table:table-cell table:formula="of:=COUNTIF(ScaleRange;[Lists.$A$10])" office:value-type="float" office:value="0" calcext:value-type="float">
            <text:p>0</text:p>
          </table:table-cell>
          <table:table-cell table:formula="of:=COUNTIF(ScaleRange;[Lists.$A$9])" office:value-type="float" office:value="0" calcext:value-type="float">
            <text:p>0</text:p>
          </table:table-cell>
          <table:table-cell table:number-columns-repeated="1016"/>
        </table:table-row>
        <table:table-row table:style-name="ro1">
          <table:table-cell table:style-name="ce10" table:formula="of:=[User_Perspective.A12]" office:value-type="string" office:string-value="Performance Focus" calcext:value-type="string">
            <text:p>Performance Focus</text:p>
          </table:table-cell>
          <table:table-cell table:formula="of:=ROUND(IFERROR((([.C17])/([.D17]));0)*100;0)" office:value-type="float" office:value="100" calcext:value-type="float">
            <text:p>100</text:p>
          </table:table-cell>
          <table:table-cell table:style-name="ce13" table:formula="of:=IF(AVERAGE(PerfRangeD)=0;IF(AVERAGE(PerfRangeE)=0;1;0);AVERAGE(PerfRangeD))" office:value-type="float" office:value="12" calcext:value-type="float">
            <text:p>12</text:p>
          </table:table-cell>
          <table:table-cell table:style-name="ce13" table:formula="of:=IF(AVERAGE(PerfRangeE)=0;1;AVERAGE(PerfRangeE))" office:value-type="float" office:value="12" calcext:value-type="float">
            <text:p>12</text:p>
          </table:table-cell>
          <table:table-cell/>
          <table:table-cell table:formula="of:=COUNTIF(PerfRange;[Lists.$A$12])" office:value-type="float" office:value="0" calcext:value-type="float">
            <text:p>0</text:p>
          </table:table-cell>
          <table:table-cell table:formula="of:=COUNTIF(PerfRange;[Lists.$A$10])" office:value-type="float" office:value="0" calcext:value-type="float">
            <text:p>0</text:p>
          </table:table-cell>
          <table:table-cell table:formula="of:=COUNTIF(PerfRange;[Lists.$A$9])" office:value-type="float" office:value="0" calcext:value-type="float">
            <text:p>0</text:p>
          </table:table-cell>
          <table:table-cell table:number-columns-repeated="1016"/>
        </table:table-row>
        <table:table-row table:style-name="ro1">
          <table:table-cell table:style-name="ce10" table:formula="of:=[User_Perspective.A16]" office:value-type="string" office:string-value="Runtime Cost Focus" calcext:value-type="string">
            <text:p>Runtime Cost Focus</text:p>
          </table:table-cell>
          <table:table-cell table:formula="of:=ROUND(IFERROR((([.C18])/([.D18]));0)*100;0)" office:value-type="float" office:value="50" calcext:value-type="float">
            <text:p>50</text:p>
          </table:table-cell>
          <table:table-cell table:style-name="ce13" table:formula="of:=IF(AVERAGE(RunCostRangeD)=0;IF(AVERAGE(RunCostRangeE)=0;1;0);AVERAGE(RunCostRangeD))" office:value-type="float" office:value="1.5" calcext:value-type="float">
            <text:p>1.5</text:p>
          </table:table-cell>
          <table:table-cell table:style-name="ce13" table:formula="of:=IF(AVERAGE(RunCostRangeE)=0;1;AVERAGE(RunCostRangeE))" office:value-type="float" office:value="3" calcext:value-type="float">
            <text:p>3</text:p>
          </table:table-cell>
          <table:table-cell/>
          <table:table-cell table:formula="of:=COUNTIF(RunCostRange;[Lists.$A$12])" office:value-type="float" office:value="0" calcext:value-type="float">
            <text:p>0</text:p>
          </table:table-cell>
          <table:table-cell table:formula="of:=COUNTIF(RunCostRange;[Lists.$A$10])" office:value-type="float" office:value="0" calcext:value-type="float">
            <text:p>0</text:p>
          </table:table-cell>
          <table:table-cell table:formula="of:=COUNTIF(RunCostRange;[Lists.$A$9])" office:value-type="float" office:value="0" calcext:value-type="float">
            <text:p>0</text:p>
          </table:table-cell>
          <table:table-cell table:number-columns-repeated="1016"/>
        </table:table-row>
        <table:table-row table:style-name="ro1">
          <table:table-cell table:style-name="ce10" table:formula="of:=[User_Perspective.A19]" office:value-type="string" office:string-value="Interoperability Focus" calcext:value-type="string">
            <text:p>Interoperability Focus</text:p>
          </table:table-cell>
          <table:table-cell table:formula="of:=ROUND(IFERROR((([.C19])/([.D19]));0)*100;0)" office:value-type="float" office:value="78" calcext:value-type="float">
            <text:p>78</text:p>
          </table:table-cell>
          <table:table-cell table:style-name="ce13" table:formula="of:=IF(AVERAGE(InterOpRangeD)=0;IF(AVERAGE(InterOpRangeE)=0;1;0);AVERAGE(InterOpRangeD))" office:value-type="float" office:value="10.5" calcext:value-type="float">
            <text:p>10.5</text:p>
          </table:table-cell>
          <table:table-cell table:style-name="ce13" table:formula="of:=IF(AVERAGE(InterOpRangeE)=0;1;AVERAGE(InterOpRangeE))" office:value-type="float" office:value="13.5" calcext:value-type="float">
            <text:p>13.5</text:p>
          </table:table-cell>
          <table:table-cell/>
          <table:table-cell table:formula="of:=COUNTIF(InterOpRange;[Lists.$A$12])" office:value-type="float" office:value="0" calcext:value-type="float">
            <text:p>0</text:p>
          </table:table-cell>
          <table:table-cell table:formula="of:=COUNTIF(InterOpRange;[Lists.$A$10])" office:value-type="float" office:value="0" calcext:value-type="float">
            <text:p>0</text:p>
          </table:table-cell>
          <table:table-cell table:formula="of:=COUNTIF(InterOpRange;[Lists.$A$9])" office:value-type="float" office:value="0" calcext:value-type="float">
            <text:p>0</text:p>
          </table:table-cell>
          <table:table-cell table:number-columns-repeated="1016"/>
        </table:table-row>
        <table:table-row table:style-name="ro1">
          <table:table-cell table:style-name="ce10" table:formula="of:=[User_Perspective.A22]" office:value-type="string" office:string-value="Security Focus" calcext:value-type="string">
            <text:p>Security Focus</text:p>
          </table:table-cell>
          <table:table-cell table:formula="of:=ROUND(IFERROR((([.C20])/([.D20]));0)*100;0)" office:value-type="float" office:value="45" calcext:value-type="float">
            <text:p>45</text:p>
          </table:table-cell>
          <table:table-cell table:style-name="ce13" table:formula="of:=IF(AVERAGE(SecurityRangeD)=0;IF(AVERAGE(SecurityRangeE)=0;1;0);AVERAGE(SecurityRangeD))" office:value-type="float" office:value="8.18181818181818" calcext:value-type="float">
            <text:p>8.18181818181818</text:p>
          </table:table-cell>
          <table:table-cell table:style-name="ce13" table:formula="of:=IF(AVERAGE(SecurityRangeE)=0;1;AVERAGE(SecurityRangeE))" office:value-type="float" office:value="18" calcext:value-type="float">
            <text:p>18</text:p>
          </table:table-cell>
          <table:table-cell/>
          <table:table-cell table:formula="of:=COUNTIF(SecurityRange;[Lists.$A$12])" office:value-type="float" office:value="0" calcext:value-type="float">
            <text:p>0</text:p>
          </table:table-cell>
          <table:table-cell table:formula="of:=COUNTIF(SecurityRange;[Lists.$A$10])" office:value-type="float" office:value="0" calcext:value-type="float">
            <text:p>0</text:p>
          </table:table-cell>
          <table:table-cell table:formula="of:=COUNTIF(SecurityRange;[Lists.$A$9])" office:value-type="float" office:value="0" calcext:value-type="float">
            <text:p>0</text:p>
          </table:table-cell>
          <table:table-cell table:number-columns-repeated="1016"/>
        </table:table-row>
        <table:table-row table:style-name="ro1">
          <table:table-cell table:style-name="ce10" table:formula="of:=[User_Perspective.A34]" office:value-type="string" office:string-value="Usability Focus" calcext:value-type="string">
            <text:p>Usability Focus</text:p>
          </table:table-cell>
          <table:table-cell table:formula="of:=ROUND(IFERROR((([.C21])/([.D21]));0)*100;0)" office:value-type="float" office:value="60" calcext:value-type="float">
            <text:p>60</text:p>
          </table:table-cell>
          <table:table-cell table:style-name="ce13" table:formula="of:=IF(AVERAGE(UsabilityRangeD)=0;IF(AVERAGE(UsabilityRangeE)=0;1;0);AVERAGE(UsabilityRangeD))" office:value-type="float" office:value="6.75" calcext:value-type="float">
            <text:p>6.75</text:p>
          </table:table-cell>
          <table:table-cell table:style-name="ce13" table:formula="of:=IF(AVERAGE(UsabilityRangeE)=0;1;AVERAGE(UsabilityRangeE))" office:value-type="float" office:value="11.25" calcext:value-type="float">
            <text:p>11.25</text:p>
          </table:table-cell>
          <table:table-cell/>
          <table:table-cell table:formula="of:=COUNTIF(UsabilityRange;[Lists.$A$12])" office:value-type="float" office:value="0" calcext:value-type="float">
            <text:p>0</text:p>
          </table:table-cell>
          <table:table-cell table:formula="of:=COUNTIF(UsabilityRange;[Lists.$A$10])" office:value-type="float" office:value="0" calcext:value-type="float">
            <text:p>0</text:p>
          </table:table-cell>
          <table:table-cell table:formula="of:=COUNTIF(UsabilityRange;[Lists.$A$9])" office:value-type="float" office:value="0" calcext:value-type="float">
            <text:p>0</text:p>
          </table:table-cell>
          <table:table-cell table:number-columns-repeated="1016"/>
        </table:table-row>
        <table:table-row table:style-name="ro1">
          <table:table-cell table:style-name="ce10" table:formula="of:=[User_Perspective.A39]" office:value-type="string" office:string-value="Cloud Lock-out Focus" calcext:value-type="string">
            <text:p>Cloud Lock-out Focus</text:p>
          </table:table-cell>
          <table:table-cell table:formula="of:=ROUND(IFERROR((([.C22])/([.D22]));0)*100;0)" office:value-type="float" office:value="67" calcext:value-type="float">
            <text:p>67</text:p>
          </table:table-cell>
          <table:table-cell table:style-name="ce13" table:formula="of:=IF(AVERAGE(CloudLockRangeD)=0;IF(AVERAGE(CloudLockRangeE)=0;1;0);AVERAGE(CloudLockRangeD))" office:value-type="float" office:value="6" calcext:value-type="float">
            <text:p>6</text:p>
          </table:table-cell>
          <table:table-cell table:style-name="ce13" table:formula="of:=IF(AVERAGE(CloudLockRangeE)=0;1;AVERAGE(CloudLockRangeE))" office:value-type="float" office:value="9" calcext:value-type="float">
            <text:p>9</text:p>
          </table:table-cell>
          <table:table-cell/>
          <table:table-cell table:formula="of:=COUNTIF(CloudLockRange;[Lists.$A$12])" office:value-type="float" office:value="0" calcext:value-type="float">
            <text:p>0</text:p>
          </table:table-cell>
          <table:table-cell table:formula="of:=COUNTIF(CloudLockRange;[Lists.$A$10])" office:value-type="float" office:value="0" calcext:value-type="float">
            <text:p>0</text:p>
          </table:table-cell>
          <table:table-cell table:formula="of:=COUNTIF(CloudLockRange;[Lists.$A$9])" office:value-type="float" office:value="0" calcext:value-type="float">
            <text:p>0</text:p>
          </table:table-cell>
          <table:table-cell table:number-columns-repeated="1016"/>
        </table:table-row>
        <table:table-row table:style-name="ro1">
          <table:table-cell table:style-name="ce10" table:formula="of:=[User_Perspective.A41]" office:value-type="string" office:string-value="Operability / Supportability Focus" calcext:value-type="string">
            <text:p>Operability / Supportability Focus</text:p>
          </table:table-cell>
          <table:table-cell table:formula="of:=ROUND(IFERROR((([.C23])/([.D23]));0)*100;0)" office:value-type="float" office:value="20" calcext:value-type="float">
            <text:p>20</text:p>
          </table:table-cell>
          <table:table-cell table:style-name="ce13" table:formula="of:=IF(AVERAGE(OperationRangeD)=0;IF(AVERAGE(OperationRangeE)=0;1;0);AVERAGE(OperationRangeD))" office:value-type="float" office:value="3.6" calcext:value-type="float">
            <text:p>3.6</text:p>
          </table:table-cell>
          <table:table-cell table:style-name="ce13" table:formula="of:=IF(AVERAGE(OperationRangeE)=0;1;AVERAGE(OperationRangeE))" office:value-type="float" office:value="18" calcext:value-type="float">
            <text:p>18</text:p>
          </table:table-cell>
          <table:table-cell/>
          <table:table-cell table:formula="of:=COUNTIF(OperationRange;[Lists.$A$12])" office:value-type="float" office:value="0" calcext:value-type="float">
            <text:p>0</text:p>
          </table:table-cell>
          <table:table-cell table:formula="of:=COUNTIF(OperationRange;[Lists.$A$10])" office:value-type="float" office:value="0" calcext:value-type="float">
            <text:p>0</text:p>
          </table:table-cell>
          <table:table-cell table:formula="of:=COUNTIF(OperationRange;[Lists.$A$9])" office:value-type="float" office:value="0" calcext:value-type="float">
            <text:p>0</text:p>
          </table:table-cell>
          <table:table-cell table:number-columns-repeated="1016"/>
        </table:table-row>
        <table:table-row table:style-name="ro1">
          <table:table-cell table:number-columns-repeated="2"/>
          <table:table-cell table:style-name="ce13" table:number-columns-repeated="2"/>
          <table:table-cell table:number-columns-repeated="1020"/>
        </table:table-row>
        <table:table-row table:style-name="ro1">
          <table:table-cell table:style-name="ce10" table:formula="of:=[Developer_Perspective.A2]" office:value-type="string" office:string-value="Reusability Focus" calcext:value-type="string">
            <text:p>Reusability Focus</text:p>
          </table:table-cell>
          <table:table-cell table:formula="of:=ROUND(IFERROR((([.C25])/([.D25]));0)*100;0)" office:value-type="float" office:value="78" calcext:value-type="float">
            <text:p>78</text:p>
          </table:table-cell>
          <table:table-cell table:style-name="ce13" table:formula="of:=IF(AVERAGE(ReuseRangeD)=0;IF(AVERAGE(ReuseRangeE)=0;1;0);AVERAGE(ReuseRangeD))" office:value-type="float" office:value="14" calcext:value-type="float">
            <text:p>14</text:p>
          </table:table-cell>
          <table:table-cell table:style-name="ce13" table:formula="of:=IF(AVERAGE(ReuseRangeE)=0;1;AVERAGE(ReuseRangeE))" office:value-type="float" office:value="18" calcext:value-type="float">
            <text:p>18</text:p>
          </table:table-cell>
          <table:table-cell/>
          <table:table-cell table:formula="of:=COUNTIF(ReuseRange;[Lists.$A$12])" office:value-type="float" office:value="0" calcext:value-type="float">
            <text:p>0</text:p>
          </table:table-cell>
          <table:table-cell table:formula="of:=COUNTIF(ReuseRange;[Lists.$A$10])" office:value-type="float" office:value="0" calcext:value-type="float">
            <text:p>0</text:p>
          </table:table-cell>
          <table:table-cell table:formula="of:=COUNTIF(ReuseRange;[Lists.$A$9])" office:value-type="float" office:value="0" calcext:value-type="float">
            <text:p>0</text:p>
          </table:table-cell>
          <table:table-cell table:number-columns-repeated="1016"/>
        </table:table-row>
        <table:table-row table:style-name="ro1">
          <table:table-cell table:style-name="ce10" table:formula="of:=[Developer_Perspective.A6]" office:value-type="string" office:string-value="Testability Focus" calcext:value-type="string">
            <text:p>Testability Focus</text:p>
          </table:table-cell>
          <table:table-cell table:formula="of:=ROUND(IFERROR((([.C26])/([.D26]));0)*100;0)" office:value-type="float" office:value="5" calcext:value-type="float">
            <text:p>5</text:p>
          </table:table-cell>
          <table:table-cell table:style-name="ce13" table:formula="of:=IF(AVERAGE(TestRangeD)=0;IF(AVERAGE(TestRangeE)=0;1;0);AVERAGE(TestRangeD))" office:value-type="float" office:value="0.6" calcext:value-type="float">
            <text:p>0.6</text:p>
          </table:table-cell>
          <table:table-cell table:style-name="ce13" table:formula="of:=IF(AVERAGE(TestRangeE)=0;1;AVERAGE(TestRangeE))" office:value-type="float" office:value="12" calcext:value-type="float">
            <text:p>12</text:p>
          </table:table-cell>
          <table:table-cell/>
          <table:table-cell table:formula="of:=COUNTIF(TestRange;[Lists.$A$12])" office:value-type="float" office:value="0" calcext:value-type="float">
            <text:p>0</text:p>
          </table:table-cell>
          <table:table-cell table:formula="of:=COUNTIF(TestRange;[Lists.$A$10])" office:value-type="float" office:value="0" calcext:value-type="float">
            <text:p>0</text:p>
          </table:table-cell>
          <table:table-cell table:formula="of:=COUNTIF(TestRange;[Lists.$A$9])" office:value-type="float" office:value="0" calcext:value-type="float">
            <text:p>0</text:p>
          </table:table-cell>
          <table:table-cell table:number-columns-repeated="1016"/>
        </table:table-row>
        <table:table-row table:style-name="ro1">
          <table:table-cell table:style-name="ce10" table:formula="of:=[Developer_Perspective.A12]" office:value-type="string" office:string-value="Architectural Rigor Focus" calcext:value-type="string">
            <text:p>Architectural Rigor Focus</text:p>
          </table:table-cell>
          <table:table-cell table:formula="of:=ROUND(IFERROR((([.C27])/([.D27]));0)*100;0)" office:value-type="float" office:value="33" calcext:value-type="float">
            <text:p>33</text:p>
          </table:table-cell>
          <table:table-cell table:style-name="ce13" table:formula="of:=IF(AVERAGE(ArchRigorD)=0;IF(AVERAGE(ArchRigorE)=0;1;0);AVERAGE(ArchRigorD))" office:value-type="float" office:value="6" calcext:value-type="float">
            <text:p>6</text:p>
          </table:table-cell>
          <table:table-cell table:style-name="ce13" table:formula="of:=IF(AVERAGE(ArchRigorE)=0;1;AVERAGE(ArchRigorE))" office:value-type="float" office:value="18" calcext:value-type="float">
            <text:p>18</text:p>
          </table:table-cell>
          <table:table-cell/>
          <table:table-cell table:formula="of:=COUNTIF(ArchRigor;[Lists.$A$12])" office:value-type="float" office:value="0" calcext:value-type="float">
            <text:p>0</text:p>
          </table:table-cell>
          <table:table-cell table:formula="of:=COUNTIF(ArchRigor;[Lists.$A$10])" office:value-type="float" office:value="0" calcext:value-type="float">
            <text:p>0</text:p>
          </table:table-cell>
          <table:table-cell table:formula="of:=COUNTIF(ArchRigor;[Lists.$A$9])" office:value-type="float" office:value="0" calcext:value-type="float">
            <text:p>0</text:p>
          </table:table-cell>
          <table:table-cell table:number-columns-repeated="1016"/>
        </table:table-row>
        <table:table-row table:style-name="ro1">
          <table:table-cell table:style-name="ce10" table:formula="of:=[Developer_Perspective.A15]" office:value-type="string" office:string-value="Engineering Rigor &amp; Maintainability Focus" calcext:value-type="string">
            <text:p>Engineering Rigor &amp; Maintainability Focus</text:p>
          </table:table-cell>
          <table:table-cell table:formula="of:=ROUND(IFERROR((([.C28])/([.D28]));0)*100;0)" office:value-type="float" office:value="6" calcext:value-type="float">
            <text:p>6</text:p>
          </table:table-cell>
          <table:table-cell table:style-name="ce13" table:formula="of:=IF(AVERAGE(MaintainRangeD)=0;IF(AVERAGE(MaintainRangeE)=0;1;0);AVERAGE(MaintainRangeD))" office:value-type="float" office:value="1" calcext:value-type="float">
            <text:p>1</text:p>
          </table:table-cell>
          <table:table-cell table:style-name="ce13" table:formula="of:=IF(AVERAGE(MaintainRangeE)=0;1;AVERAGE(MaintainRangeE))" office:value-type="float" office:value="17" calcext:value-type="float">
            <text:p>17</text:p>
          </table:table-cell>
          <table:table-cell/>
          <table:table-cell table:formula="of:=COUNTIF(MaintainRange;[Lists.$A$12])" office:value-type="float" office:value="0" calcext:value-type="float">
            <text:p>0</text:p>
          </table:table-cell>
          <table:table-cell table:formula="of:=COUNTIF(MaintainRange;[Lists.$A$10])" office:value-type="float" office:value="0" calcext:value-type="float">
            <text:p>0</text:p>
          </table:table-cell>
          <table:table-cell table:formula="of:=COUNTIF(MaintainRange;[Lists.$A$9])" office:value-type="float" office:value="0" calcext:value-type="float">
            <text:p>0</text:p>
          </table:table-cell>
          <table:table-cell table:number-columns-repeated="1016"/>
        </table:table-row>
        <table:table-row table:style-name="ro1">
          <table:table-cell table:style-name="ce10" table:formula="of:=[Developer_Perspective.A25]" office:value-type="string" office:string-value="Dev Security Focus" calcext:value-type="string">
            <text:p>Dev Security Focus</text:p>
          </table:table-cell>
          <table:table-cell table:formula="of:=ROUND(IFERROR((([.C29])/([.D29]));0)*100;0)" office:value-type="float" office:value="33" calcext:value-type="float">
            <text:p>33</text:p>
          </table:table-cell>
          <table:table-cell table:style-name="ce13" table:formula="of:=IF(AVERAGE(DevSecD)=0;IF(AVERAGE(DevSecE)=0;1;0);AVERAGE(DevSecD))" office:value-type="float" office:value="6" calcext:value-type="float">
            <text:p>6</text:p>
          </table:table-cell>
          <table:table-cell table:style-name="ce13" table:formula="of:=IF(AVERAGE(DevSecE)=0;1;AVERAGE(DevSecE))" office:value-type="float" office:value="18" calcext:value-type="float">
            <text:p>18</text:p>
          </table:table-cell>
          <table:table-cell/>
          <table:table-cell table:formula="of:=COUNTIF(DevSec;[Lists.$A$12])" office:value-type="float" office:value="0" calcext:value-type="float">
            <text:p>0</text:p>
          </table:table-cell>
          <table:table-cell table:formula="of:=COUNTIF(DevSec;[Lists.$A$10])" office:value-type="float" office:value="0" calcext:value-type="float">
            <text:p>0</text:p>
          </table:table-cell>
          <table:table-cell table:formula="of:=COUNTIF(DevSec;[Lists.$A$9])" office:value-type="float" office:value="0" calcext:value-type="float">
            <text:p>0</text:p>
          </table:table-cell>
          <table:table-cell table:number-columns-repeated="1016"/>
        </table:table-row>
        <table:table-row table:style-name="ro1">
          <table:table-cell table:style-name="ce10" table:formula="of:=[Developer_Perspective.A29]" office:value-type="string" office:string-value="Ease of Development Focus" calcext:value-type="string">
            <text:p>Ease of Development Focus</text:p>
          </table:table-cell>
          <table:table-cell table:formula="of:=ROUND(IFERROR((([.C30])/([.D30]));0)*100;0)" office:value-type="float" office:value="67" calcext:value-type="float">
            <text:p>67</text:p>
          </table:table-cell>
          <table:table-cell table:style-name="ce13" table:formula="of:=IF(AVERAGE(EaseUseRangeD)=0;IF(AVERAGE(EaseUseRangeE)=0;1;0);AVERAGE(EaseUseRangeD))" office:value-type="float" office:value="6" calcext:value-type="float">
            <text:p>6</text:p>
          </table:table-cell>
          <table:table-cell table:style-name="ce13" table:formula="of:=IF(AVERAGE(EaseUseRangeE)=0;1;AVERAGE(EaseUseRangeE))" office:value-type="float" office:value="9" calcext:value-type="float">
            <text:p>9</text:p>
          </table:table-cell>
          <table:table-cell/>
          <table:table-cell table:formula="of:=COUNTIF(EaseUseRange;[Lists.$A$12])" office:value-type="float" office:value="0" calcext:value-type="float">
            <text:p>0</text:p>
          </table:table-cell>
          <table:table-cell table:formula="of:=COUNTIF(EaseUseRange;[Lists.$A$10])" office:value-type="float" office:value="0" calcext:value-type="float">
            <text:p>0</text:p>
          </table:table-cell>
          <table:table-cell table:formula="of:=COUNTIF(EaseUseRange;[Lists.$A$9])" office:value-type="float" office:value="0" calcext:value-type="float">
            <text:p>0</text:p>
          </table:table-cell>
          <table:table-cell table:number-columns-repeated="1016"/>
        </table:table-row>
        <table:table-row table:style-name="ro1">
          <table:table-cell table:style-name="ce10" table:formula="of:=[Developer_Perspective.A31]" office:value-type="string" office:string-value="Time to Deliver Focus" calcext:value-type="string">
            <text:p>Time to Deliver Focus</text:p>
          </table:table-cell>
          <table:table-cell table:formula="of:=ROUND(IFERROR((([.C31])/([.D31]));0)*100;0)" office:value-type="float" office:value="0" calcext:value-type="float">
            <text:p>0</text:p>
          </table:table-cell>
          <table:table-cell table:style-name="ce13" table:formula="of:=IF(AVERAGE(TimeRangeD)=0;IF(AVERAGE(TimeRangeE)=0;1;0);AVERAGE(TimeRangeD))" office:value-type="float" office:value="0" calcext:value-type="float">
            <text:p>0</text:p>
          </table:table-cell>
          <table:table-cell table:style-name="ce13" table:formula="of:=IF(AVERAGE(TimeRangeE)=0;1;AVERAGE(TimeRangeE))" office:value-type="float" office:value="18" calcext:value-type="float">
            <text:p>18</text:p>
          </table:table-cell>
          <table:table-cell/>
          <table:table-cell table:formula="of:=COUNTIF(TimeRange;[Lists.$A$12])" office:value-type="float" office:value="0" calcext:value-type="float">
            <text:p>0</text:p>
          </table:table-cell>
          <table:table-cell table:formula="of:=COUNTIF(TimeRange;[Lists.$A$10])" office:value-type="float" office:value="0" calcext:value-type="float">
            <text:p>0</text:p>
          </table:table-cell>
          <table:table-cell table:formula="of:=COUNTIF(TimeRange;[Lists.$A$9])" office:value-type="float" office:value="0" calcext:value-type="float">
            <text:p>0</text:p>
          </table:table-cell>
          <table:table-cell table:number-columns-repeated="1016"/>
        </table:table-row>
        <table:table-row table:style-name="ro1">
          <table:table-cell table:number-columns-repeated="5"/>
          <table:table-cell table:style-name="ce2" table:formula="of:=SUM([.F14:.F31])" office:value-type="float" office:value="32" calcext:value-type="float">
            <text:p>32</text:p>
          </table:table-cell>
          <table:table-cell table:style-name="ce2" table:formula="of:=SUM([.G14:.G31])" office:value-type="float" office:value="7" calcext:value-type="float">
            <text:p>7</text:p>
          </table:table-cell>
          <table:table-cell table:style-name="ce2" table:formula="of:=SUM([.H14:.H31])" office:value-type="float" office:value="1" calcext:value-type="float">
            <text:p>1</text:p>
          </table:table-cell>
          <table:table-cell table:number-columns-repeated="1016"/>
        </table:table-row>
        <table:table-row table:style-name="ro1">
          <table:table-cell table:style-name="ce2" office:value-type="string" calcext:value-type="string">
            <text:p>Template Change History</text:p>
          </table:table-cell>
          <table:table-cell table:number-columns-repeated="1023"/>
        </table:table-row>
        <table:table-row table:style-name="ro1">
          <table:table-cell office:value-type="string" calcext:value-type="string">
            <text:p>V0.5 - Change the initial value for NA to 6</text:p>
          </table:table-cell>
          <table:table-cell table:number-columns-repeated="1023"/>
        </table:table-row>
        <table:table-row table:style-name="ro1">
          <table:table-cell office:value-type="string" calcext:value-type="string">
            <text:p>V0.5 - Dev perspective "Use of GitFlow introduced"</text:p>
          </table:table-cell>
          <table:table-cell table:number-columns-repeated="1023"/>
        </table:table-row>
        <table:table-row table:style-name="ro1">
          <table:table-cell office:value-type="string" calcext:value-type="string">
            <text:p>V0.5 - Renamed Security to Dev Security in Dev Perse</text:p>
          </table:table-cell>
          <table:table-cell table:number-columns-repeated="1023"/>
        </table:table-row>
        <table:table-row table:style-name="ro1">
          <table:table-cell office:value-type="string" calcext:value-type="string">
            <text:p>V0.5 - Add Well architecture tool check for Cloud gov</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User_Perspective" table:style-name="ta2">
        <table:shapes>
          <draw:rect draw:z-index="0" draw:name="Comment 26" svg:width="0.03pt" svg:height="0.03pt" svg:x="0pt" svg:y="0pt">
            <text:p/>
          </draw:rect>
          <draw:rect draw:z-index="1" draw:name="Comment 95" svg:width="0.03pt" svg:height="0.03pt" svg:x="0pt" svg:y="0pt">
            <text:p/>
          </draw:rect>
          <draw:rect draw:z-index="2" draw:name="Comment 87" svg:width="0.03pt" svg:height="0.03pt" svg:x="0pt" svg:y="0pt">
            <text:p/>
          </draw:rect>
          <draw:rect draw:z-index="3" draw:name="Comment 62" svg:width="0.03pt" svg:height="0.03pt" svg:x="0pt" svg:y="0pt">
            <text:p/>
          </draw:rect>
        </table:shapes>
        <table:table-column table:style-name="co9" table:default-cell-style-name="ce3"/>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50"/>
        <table:table-column table:style-name="co15" table:default-cell-style-name="ce1"/>
        <table:table-column table:style-name="co8" table:number-columns-repeated="1017" table:default-cell-style-name="ce1"/>
        <table:table-row table:style-name="ro3">
          <table:table-cell table:style-name="ce17" office:value-type="string" calcext:value-type="string">
            <text:p>User Perspective</text:p>
          </table:table-cell>
          <table:table-cell table:style-name="ce18" office:value-type="string" calcext:value-type="string">
            <text:p>Priority</text:p>
          </table:table-cell>
          <table:table-cell table:style-name="ce18" office:value-type="string" calcext:value-type="string">
            <text:p>Evaluation</text:p>
          </table:table-cell>
          <table:table-cell table:style-name="ce18" office:value-type="string" calcext:value-type="string">
            <text:p>Qualifier</text:p>
          </table:table-cell>
          <table:table-cell table:style-name="ce18" office:value-type="string" calcext:value-type="string">
            <text:p>Full Qualifier</text:p>
          </table:table-cell>
          <table:table-cell table:style-name="ce49" office:value-type="string" calcext:value-type="string">
            <text:p>Details</text:p>
          </table:table-cell>
          <table:table-cell table:style-name="ce18"/>
          <table:table-cell table:style-name="ce20" table:number-columns-repeated="1017"/>
        </table:table-row>
        <table:table-row table:style-name="ro2">
          <table:table-cell table:style-name="ce21" office:value-type="string" calcext:value-type="string">
            <text:p>Failure Tolerance (FT) / High Availability (HA) Focus</text:p>
          </table:table-cell>
          <table:table-cell table:number-columns-repeated="1023"/>
        </table:table-row>
        <table:table-row-group>
          <table:table-row table:style-name="ro4">
            <table:table-cell table:style-name="ce28" office:value-type="string" calcext:value-type="string">
              <office:annotation draw:style-name="gr1" draw:text-style-name="P2" svg:width="242.99pt" svg:height="82.49pt" svg:x="497.14pt" svg:y="18pt" draw:caption-point-x="67.21pt" draw:caption-point-y="15.28pt">
                <dc:creator>Microsoft Office User</dc:creator>
                <dc:date>2019-11-27T00:00:00</dc:date>
                <text:p text:style-name="P1"><text:span text:style-name="T1">Microsoft Office User:</text:span></text:p>
                <text:p text:style-name="P1"><text:span text:style-name="T2">1. Identification of possible system outage scenarios</text:span></text:p>
                <text:p text:style-name="P1"><text:span text:style-name="T2">2. System uses AWS availability zones for all scenarios</text:span></text:p>
                <text:p text:style-name="P1"><text:span text:style-name="T2">3. System uses alternative mechanisms to mitigate availability</text:span></text:p>
                <text:p text:style-name="P1"><text:span text:style-name="T2">4. System use redundant storage for permanent and temporary data </text:span></text:p>
                <text:p text:style-name="P1"><text:span text:style-name="T2">5. System using shared resources</text:span></text:p>
                <text:p text:style-name="P1"><text:span text:style-name="T2">6. System has alternatives to eliminate single point of failure</text:span></text:p>
                <text:p text:style-name="P1"><text:span text:style-name="T2">7. System has measures stay online on extreme load</text:span></text:p>
              </office:annotation>
              <text:p>Less then X hours of system unavailability for MONTH</text:p>
            </table:table-cell>
            <table:table-cell table:style-name="ce44" table:content-validation-name="val2" office:value-type="string" calcext:value-type="string">
              <text:p>HIGH</text:p>
            </table:table-cell>
            <table:table-cell table:style-name="ce44" table:content-validation-name="val3" office:value-type="string" calcext:value-type="string">
              <text:p>Non-Risk</text:p>
            </table:table-cell>
            <table:table-cell table:style-name="ce35" table:formula="of:=IFERROR(VLOOKUP([.$B3];[Lists.$C$3:.$D$6];2;0);0)*IFERROR(VLOOKUP([.$C3];[Lists.$C$9:.$D$12];2;0);0)" office:value-type="float" office:value="18" calcext:value-type="float">
              <text:p>18</text:p>
            </table:table-cell>
            <table:table-cell table:style-name="ce35" table:formula="of:=IFERROR(VLOOKUP([.$B3];[Lists.$C$3:.$D$6];2;0);0)*[Lists.$D$11]" office:value-type="float" office:value="18" calcext:value-type="float">
              <text:p>18</text:p>
            </table:table-cell>
            <table:table-cell table:style-name="ce51"/>
            <table:table-cell table:number-columns-repeated="1018"/>
          </table:table-row>
          <table:table-row table:style-name="ro4">
            <table:table-cell table:style-name="ce28" office:value-type="string" calcext:value-type="string">
              <office:annotation draw:style-name="gr1" draw:text-style-name="P2" svg:width="242.99pt" svg:height="82.49pt" svg:x="575.15pt" svg:y="27.38pt" draw:caption-point-x="-10.8pt" draw:caption-point-y="20.78pt">
                <dc:creator>Microsoft Office User</dc:creator>
                <dc:date>2019-11-27T00:00:00</dc:date>
                <text:p text:style-name="P1"><text:span text:style-name="T1">Microsoft Office User:</text:span></text:p>
                <text:p text:style-name="P1"><text:span text:style-name="T2">1. Identification of possible system outage scenarios</text:span></text:p>
                <text:p text:style-name="P1"><text:span text:style-name="T2">2. System uses AWS availability zones for all scenarios</text:span></text:p>
                <text:p text:style-name="P1"><text:span text:style-name="T2">3. System uses alternative mechanisms to mitigate availability</text:span></text:p>
                <text:p text:style-name="P1"><text:span text:style-name="T2">4. System use redundant storage for permanent and temporary data </text:span></text:p>
                <text:p text:style-name="P1"><text:span text:style-name="T2">5. System using shared resources</text:span></text:p>
                <text:p text:style-name="P1"><text:span text:style-name="T2">6. System has alternatives to eliminate single point of failure</text:span></text:p>
                <text:p text:style-name="P1"><text:span text:style-name="T2">7. System has measures stay online on extreme load</text:span></text:p>
              </office:annotation>
              <text:p>Unavailability of system X</text:p>
            </table:table-cell>
            <table:table-cell table:style-name="ce44" table:content-validation-name="val2" office:value-type="string" calcext:value-type="string">
              <text:p>HIGH</text:p>
            </table:table-cell>
            <table:table-cell table:style-name="ce44" table:content-validation-name="val3" office:value-type="string" calcext:value-type="string">
              <text:p>Non-Risk</text:p>
            </table:table-cell>
            <table:table-cell table:style-name="ce35" table:formula="of:=IFERROR(VLOOKUP([.$B4];[Lists.$C$3:.$D$6];2;0);0)*IFERROR(VLOOKUP([.$C4];[Lists.$C$9:.$D$12];2;0);0)" office:value-type="float" office:value="18" calcext:value-type="float">
              <text:p>18</text:p>
            </table:table-cell>
            <table:table-cell table:style-name="ce35" table:formula="of:=IFERROR(VLOOKUP([.$B4];[Lists.$C$3:.$D$6];2;0);0)*[Lists.$D$11]" office:value-type="float" office:value="18" calcext:value-type="float">
              <text:p>18</text:p>
            </table:table-cell>
            <table:table-cell table:style-name="ce51"/>
            <table:table-cell table:number-columns-repeated="1018"/>
          </table:table-row>
        </table:table-row-group>
        <table:table-row table:style-name="ro2">
          <table:table-cell table:style-name="ce21" office:value-type="string" calcext:value-type="string">
            <text:p>Disaster Recovery (DR) Focus</text:p>
          </table:table-cell>
          <table:table-cell table:style-name="ce35" table:number-columns-repeated="4"/>
          <table:table-cell table:style-name="ce51"/>
          <table:table-cell table:number-columns-repeated="1018"/>
        </table:table-row>
        <table:table-row-group>
          <table:table-row table:style-name="ro4">
            <table:table-cell table:style-name="ce28" office:value-type="string" calcext:value-type="string">
              <office:annotation draw:style-name="gr1" draw:text-style-name="P2" svg:width="206.25pt" svg:height="123.76pt" svg:x="497.14pt" svg:y="53.29pt" draw:caption-point-x="67.21pt" draw:caption-point-y="25.77pt">
                <dc:creator>Microsoft Office User</dc:creator>
                <dc:date>2019-11-27T00:00:00</dc:date>
                <text:p text:style-name="P1"><text:span text:style-name="T1">Microsoft Office User:</text:span></text:p>
                <text:p text:style-name="P1"><text:span text:style-name="T2">1. Established processes to follow on disaster with timings for each step.</text:span></text:p>
                <text:p text:style-name="P1"><text:span text:style-name="T2">2. Defined redundant storage / cache to mitigate hardware failures.</text:span></text:p>
                <text:p text:style-name="P1"><text:span text:style-name="T2">3. Use of, </text:span></text:p>
                <text:p text:style-name="P1"><text:span text:style-name="T2"><text:s text:c="8"/></text:span><text:span text:style-name="T2">correct data storage technology</text:span></text:p>
                <text:p text:style-name="P1"><text:span text:style-name="T2"><text:s text:c="8"/></text:span><text:span text:style-name="T2">correct caching technology</text:span></text:p>
                <text:p text:style-name="P1"><text:span text:style-name="T2"><text:s text:c="8"/></text:span><text:span text:style-name="T2">correct queues technology</text:span></text:p>
              </office:annotation>
              <text:p>Less than X mins of data loss (RPO)</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6];[Lists.$C$3:.$D$6];2;0);0)*IFERROR(VLOOKUP([.$C6];[Lists.$C$9:.$D$12];2;0);0)" office:value-type="float" office:value="0" calcext:value-type="float">
              <text:p>0</text:p>
            </table:table-cell>
            <table:table-cell table:style-name="ce35" table:formula="of:=IFERROR(VLOOKUP([.$B6];[Lists.$C$3:.$D$6];2;0);0)*[Lists.$D$11]" office:value-type="float" office:value="18" calcext:value-type="float">
              <text:p>18</text:p>
            </table:table-cell>
            <table:table-cell table:style-name="ce51"/>
            <table:table-cell table:number-columns-repeated="1018"/>
          </table:table-row>
          <table:table-row table:style-name="ro4">
            <table:table-cell table:style-name="ce30" office:value-type="string" calcext:value-type="string">
              <office:annotation draw:style-name="gr1" draw:text-style-name="P2" svg:width="206.25pt" svg:height="122.26pt" svg:x="575.15pt" svg:y="61.2pt" draw:caption-point-x="-10.8pt" draw:caption-point-y="32.77pt">
                <dc:creator>Microsoft Office User</dc:creator>
                <dc:date>2019-11-27T00:00:00</dc:date>
                <text:p text:style-name="P1"><text:span text:style-name="T1">Microsoft Office User:</text:span></text:p>
                <text:p text:style-name="P1"><text:span text:style-name="T2">1. Established processes to follow on disaster with timings for each step.</text:span></text:p>
                <text:p text:style-name="P1"><text:span text:style-name="T2">2. Defined redundant storage / cache to mitigate hardware failures.</text:span></text:p>
                <text:p text:style-name="P1"><text:span text:style-name="T2">3. Use of, </text:span></text:p>
                <text:p text:style-name="P1"><text:span text:style-name="T2"><text:s text:c="8"/></text:span><text:span text:style-name="T2">correct data storage technology</text:span></text:p>
                <text:p text:style-name="P1"><text:span text:style-name="T2"><text:s text:c="8"/></text:span><text:span text:style-name="T2">correct caching technology</text:span></text:p>
                <text:p text:style-name="P1"><text:span text:style-name="T2"><text:s text:c="8"/></text:span><text:span text:style-name="T2">correct queues technology</text:span></text:p>
              </office:annotation>
              <text:p>Availability of scheduled snapshots of resources</text:p>
            </table:table-cell>
            <table:table-cell table:style-name="ce31" office:value-type="string" calcext:value-type="string">
              <text:p>HIGH</text:p>
            </table:table-cell>
            <table:table-cell table:style-name="ce31" office:value-type="string" calcext:value-type="string">
              <text:p>Risk</text:p>
            </table:table-cell>
            <table:table-cell table:style-name="ce31" office:value-type="float" office:value="0" calcext:value-type="float">
              <text:p>0</text:p>
            </table:table-cell>
            <table:table-cell table:style-name="ce31" office:value-type="float" office:value="18" calcext:value-type="float">
              <text:p>18</text:p>
            </table:table-cell>
            <table:table-cell table:style-name="ce31"/>
            <table:table-cell table:style-name="ce32"/>
            <table:table-cell table:number-columns-repeated="1017"/>
          </table:table-row>
          <table:table-row table:style-name="ro2">
            <table:table-cell table:style-name="ce28" office:value-type="string" calcext:value-type="string">
              <office:annotation draw:style-name="gr1" draw:text-style-name="P2" svg:width="167.24pt" svg:height="65.25pt" svg:x="497.14pt" svg:y="75.86pt" draw:caption-point-x="67.21pt" draw:caption-point-y="33.02pt">
                <dc:creator>Microsoft Office User</dc:creator>
                <dc:date>2019-11-27T00:00:00</dc:date>
                <text:p text:style-name="P1"><text:span text:style-name="T1">Microsoft Office User:</text:span></text:p>
                <text:p text:style-name="P1"><text:span text:style-name="T2">1. Time to boot complete system identified.</text:span></text:p>
                <text:p text:style-name="P1"><text:span text:style-name="T2">2.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office:annotation>
              <text:p>Recovered within X mins <text:s/>(RTO)</text:p>
            </table:table-cell>
            <table:table-cell table:style-name="ce44" table:content-validation-name="val2" office:value-type="string" calcext:value-type="string">
              <text:p>LOW</text:p>
            </table:table-cell>
            <table:table-cell table:style-name="ce44" table:content-validation-name="val3" office:value-type="string" calcext:value-type="string">
              <text:p>Sensitivity Point</text:p>
            </table:table-cell>
            <table:table-cell table:style-name="ce35" table:formula="of:=IFERROR(VLOOKUP([.$B8];[Lists.$C$3:.$D$6];2;0);0)*IFERROR(VLOOKUP([.$C8];[Lists.$C$9:.$D$12];2;0);0)" office:value-type="float" office:value="2" calcext:value-type="float">
              <text:p>2</text:p>
            </table:table-cell>
            <table:table-cell table:style-name="ce35" table:formula="of:=IFERROR(VLOOKUP([.$B8];[Lists.$C$3:.$D$6];2;0);0)*[Lists.$D$11]" office:value-type="float" office:value="3" calcext:value-type="float">
              <text:p>3</text:p>
            </table:table-cell>
            <table:table-cell table:style-name="ce51"/>
            <table:table-cell table:number-columns-repeated="1018"/>
          </table:table-row>
        </table:table-row-group>
        <table:table-row table:style-name="ro2">
          <table:table-cell table:style-name="ce21" office:value-type="string" calcext:value-type="string">
            <text:p>Scalability Focus</text:p>
          </table:table-cell>
          <table:table-cell table:style-name="ce35" table:number-columns-repeated="4"/>
          <table:table-cell table:style-name="ce51"/>
          <table:table-cell table:number-columns-repeated="1018"/>
        </table:table-row>
        <table:table-row-group>
          <table:table-row table:style-name="ro2">
            <table:table-cell table:style-name="ce28" office:value-type="string" calcext:value-type="string">
              <office:annotation draw:style-name="gr1" draw:text-style-name="P2" svg:width="239.24pt" svg:height="153.01pt" svg:x="497.14pt" svg:y="102.87pt" draw:caption-point-x="67.21pt" draw:caption-point-y="38.01pt">
                <dc:creator>Microsoft Office User</dc:creator>
                <dc:date>2019-11-27T00:00:00</dc:date>
                <text:p text:style-name="P1"><text:span text:style-name="T1">Microsoft Office User:</text:span></text:p>
                <text:p text:style-name="P1"><text:span text:style-name="T2">1. Level of automation in scaling.</text:span></text:p>
                <text:p text:style-name="P1"><text:span text:style-name="T2">2. Level of automated load balancing.</text:span></text:p>
                <text:p text:style-name="P1"><text:span text:style-name="T2">3. Availability of scalability number and benchmark.</text:span></text:p>
                <text:p text:style-name="P1"><text:span text:style-name="T2">4. Time taken to start business logic node / cache node / data node / queue node</text:span></text:p>
                <text:p text:style-name="P1"><text:span text:style-name="T3">5. </text:span><text:span text:style-name="T2">Identified set of AWS service level scalability. I.e. No of concurrent Lambda executions, No of data service writes / reads per second, No of queue requests per second</text:span></text:p>
                <text:p text:style-name="P1"><text:span text:style-name="T2">5.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3"/></text:p>
                <text:p text:style-name="P1"><text:span text:style-name="T4"/></text:p>
              </office:annotation>
              <text:p>X mins to upscale or down scale new load levels</text:p>
            </table:table-cell>
            <table:table-cell table:style-name="ce44" table:content-validation-name="val2" office:value-type="string" calcext:value-type="string">
              <text:p>HIGH</text:p>
            </table:table-cell>
            <table:table-cell table:style-name="ce44" table:content-validation-name="val3" office:value-type="string" calcext:value-type="string">
              <text:p>Sensitivity Point</text:p>
            </table:table-cell>
            <table:table-cell table:style-name="ce35" table:formula="of:=IFERROR(VLOOKUP([.$B10];[Lists.$C$3:.$D$6];2;0);0)*IFERROR(VLOOKUP([.$C10];[Lists.$C$9:.$D$12];2;0);0)" office:value-type="float" office:value="12" calcext:value-type="float">
              <text:p>12</text:p>
            </table:table-cell>
            <table:table-cell table:style-name="ce35" table:formula="of:=IFERROR(VLOOKUP([.$B10];[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239.24pt" svg:height="173.25pt" svg:x="575.15pt" svg:y="111.12pt" draw:caption-point-x="-10.8pt" draw:caption-point-y="45.75pt">
                <dc:creator>Microsoft Office User</dc:creator>
                <dc:date>2019-11-27T00:00:00</dc:date>
                <text:p text:style-name="P1"><text:span text:style-name="T1">Microsoft Office User:</text:span></text:p>
                <text:p text:style-name="P1"><text:span text:style-name="T2">1. Level of automation in scaling.</text:span></text:p>
                <text:p text:style-name="P1"><text:span text:style-name="T2">2. Level of automated load balancing.</text:span></text:p>
                <text:p text:style-name="P1"><text:span text:style-name="T2">3. Availability of scalability number and benchmark.</text:span></text:p>
                <text:p text:style-name="P1"><text:span text:style-name="T2">4. Time taken to start business logic node / cache node / data node / queue node</text:span></text:p>
                <text:p text:style-name="P1"><text:span text:style-name="T3">5. </text:span><text:span text:style-name="T2">Identified set of AWS service level scalability. I.e. No of concurrent Lambda executions, No of data service writes / reads per second, No of queue requests per second</text:span></text:p>
                <text:p text:style-name="P1"><text:span text:style-name="T2">5.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3"/></text:p>
                <text:p text:style-name="P1"><text:span text:style-name="T4"/></text:p>
              </office:annotation>
              <text:p>Support both horizontal and vertical scalability</text:p>
            </table:table-cell>
            <table:table-cell table:style-name="ce44" table:content-validation-name="val2" office:value-type="string" calcext:value-type="string">
              <text:p>HIGH</text:p>
            </table:table-cell>
            <table:table-cell table:style-name="ce44" table:content-validation-name="val3" office:value-type="string" calcext:value-type="string">
              <text:p>Sensitivity Point</text:p>
            </table:table-cell>
            <table:table-cell table:style-name="ce35" table:formula="of:=IFERROR(VLOOKUP([.$B11];[Lists.$C$3:.$D$6];2;0);0)*IFERROR(VLOOKUP([.$C11];[Lists.$C$9:.$D$12];2;0);0)" office:value-type="float" office:value="12" calcext:value-type="float">
              <text:p>12</text:p>
            </table:table-cell>
            <table:table-cell table:style-name="ce35" table:formula="of:=IFERROR(VLOOKUP([.$B11];[Lists.$C$3:.$D$6];2;0);0)*[Lists.$D$11]" office:value-type="float" office:value="18" calcext:value-type="float">
              <text:p>18</text:p>
            </table:table-cell>
            <table:table-cell table:style-name="ce52"/>
            <table:table-cell table:number-columns-repeated="1018"/>
          </table:table-row>
        </table:table-row-group>
        <table:table-row table:style-name="ro2">
          <table:table-cell table:style-name="ce21" office:value-type="string" calcext:value-type="string">
            <text:p>Performance Focus</text:p>
          </table:table-cell>
          <table:table-cell table:style-name="ce35" table:number-columns-repeated="4"/>
          <table:table-cell table:style-name="ce51"/>
          <table:table-cell table:number-columns-repeated="1018"/>
        </table:table-row>
        <table:table-row-group>
          <table:table-row table:style-name="ro2">
            <table:table-cell table:style-name="ce28" office:value-type="string" calcext:value-type="string">
              <office:annotation draw:style-name="gr1" draw:text-style-name="P2" svg:width="277.51pt" svg:height="108pt" svg:x="497.14pt" svg:y="144.85pt" draw:caption-point-x="67.21pt" draw:caption-point-y="44.02pt">
                <dc:creator>Microsoft Office User</dc:creator>
                <dc:date>2019-11-27T00:00:00</dc:date>
                <text:p text:style-name="P1"><text:span text:style-name="T1">Microsoft Office User:</text:span></text:p>
                <text:p text:style-name="P1"><text:span text:style-name="T2">1. </text:span><text:span text:style-name="T3">Service access SLAs for API requests / UI actions / files processed defined</text:span></text:p>
                <text:p text:style-name="P1"><text:span text:style-name="T2">2. Identified the number of users / requests / records processed <text:s/>per node (Business logic node / Cache node / Data node / Queue node)</text:span></text:p>
                <text:p text:style-name="P1"><text:span text:style-name="T2">3. Defined set of automated performance tests per SLA</text:span></text:p>
                <text:p text:style-name="P1"><text:span text:style-name="T2">4.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4"/></text:p>
              </office:annotation>
              <text:p>Defined house keeping / archival process and retention</text:p>
            </table:table-cell>
            <table:table-cell table:style-name="ce44" table:content-validation-name="val2" office:value-type="string" calcext:value-type="string">
              <text:p>MEDIUM</text:p>
            </table:table-cell>
            <table:table-cell table:style-name="ce44" table:content-validation-name="val3" office:value-type="string" calcext:value-type="string">
              <text:p>Non-Risk</text:p>
            </table:table-cell>
            <table:table-cell table:style-name="ce35" table:formula="of:=IFERROR(VLOOKUP([.$B13];[Lists.$C$3:.$D$6];2;0);0)*IFERROR(VLOOKUP([.$C13];[Lists.$C$9:.$D$12];2;0);0)" office:value-type="float" office:value="9" calcext:value-type="float">
              <text:p>9</text:p>
            </table:table-cell>
            <table:table-cell table:style-name="ce35" table:formula="of:=IFERROR(VLOOKUP([.$B13];[Lists.$C$3:.$D$6];2;0);0)*[Lists.$D$11]" office:value-type="float" office:value="9" calcext:value-type="float">
              <text:p>9</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277.51pt" svg:height="108pt" svg:x="575.15pt" svg:y="146.32pt" draw:caption-point-x="-10.8pt" draw:caption-point-y="58.54pt">
                <dc:creator>Microsoft Office User</dc:creator>
                <dc:date>2019-11-27T00:00:00</dc:date>
                <text:p text:style-name="P1"><text:span text:style-name="T1">Microsoft Office User:</text:span></text:p>
                <text:p text:style-name="P1"><text:span text:style-name="T2">1. </text:span><text:span text:style-name="T3">Service access SLAs for API requests / UI actions / files processed defined</text:span></text:p>
                <text:p text:style-name="P1"><text:span text:style-name="T2">2. Identified the number of users / requests / records processed <text:s/>per node (Business logic node / Cache node / Data node / Queue node)</text:span></text:p>
                <text:p text:style-name="P1"><text:span text:style-name="T2">3. Defined set of automated performance tests per SLA</text:span></text:p>
                <text:p text:style-name="P1"><text:span text:style-name="T2">4.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4"/></text:p>
              </office:annotation>
              <text:p>X of concurrent users / API requests / records processed catered in the system</text:p>
            </table:table-cell>
            <table:table-cell table:style-name="ce44" table:content-validation-name="val2" office:value-type="string" calcext:value-type="string">
              <text:p>MEDIUM</text:p>
            </table:table-cell>
            <table:table-cell table:style-name="ce44" table:content-validation-name="val3" office:value-type="string" calcext:value-type="string">
              <text:p>Non-Risk</text:p>
            </table:table-cell>
            <table:table-cell table:style-name="ce35" table:formula="of:=IFERROR(VLOOKUP([.$B14];[Lists.$C$3:.$D$6];2;0);0)*IFERROR(VLOOKUP([.$C14];[Lists.$C$9:.$D$12];2;0);0)" office:value-type="float" office:value="9" calcext:value-type="float">
              <text:p>9</text:p>
            </table:table-cell>
            <table:table-cell table:style-name="ce35" table:formula="of:=IFERROR(VLOOKUP([.$B14];[Lists.$C$3:.$D$6];2;0);0)*[Lists.$D$11]" office:value-type="float" office:value="9" calcext:value-type="float">
              <text:p>9</text:p>
            </table:table-cell>
            <table:table-cell table:style-name="ce53"/>
            <table:table-cell table:number-columns-repeated="1018"/>
          </table:table-row>
          <table:table-row table:style-name="ro2">
            <table:table-cell table:style-name="ce28" office:value-type="string" calcext:value-type="string">
              <office:annotation draw:style-name="gr1" draw:text-style-name="P2" svg:width="296.25pt" svg:height="204.01pt" svg:x="575.15pt" svg:y="165.86pt" draw:caption-point-x="-10.8pt" draw:caption-point-y="55.02pt">
                <dc:creator>Microsoft Office User</dc:creator>
                <dc:date>2019-11-27T00:00:00</dc:date>
                <text:p text:style-name="P1"><text:span text:style-name="T1">Microsoft Office User:</text:span></text:p>
                <text:p text:style-name="P1"><text:span text:style-name="T4">1. Latency defined for API request / files processed / UI Actions</text:span></text:p>
                <text:p text:style-name="P1"><text:span text:style-name="T4">2. List of latencies statistics for each API request / files processed / UI Actions</text:span></text:p>
                <text:p text:style-name="P1"><text:span text:style-name="T4">3. Classification of product latency. I.e. IO Disk / IO Network / Computation</text:span></text:p>
                <text:p text:style-name="P1"><text:span text:style-name="T2">4. Use of, </text:span></text:p>
                <text:p text:style-name="P1"><text:span text:style-name="T2"><text:s text:c="8"/></text:span><text:span text:style-name="T2">correct load balancing technology</text:span></text:p>
                <text:p text:style-name="P1"><text:span text:style-name="T2"><text:s text:c="8"/></text:span><text:span text:style-name="T2">correct data storage technology</text:span></text:p>
                <text:p text:style-name="P1"><text:span text:style-name="T2"><text:s text:c="8"/></text:span><text:span text:style-name="T2">caching where applicable</text:span></text:p>
                <text:p text:style-name="P1"><text:span text:style-name="T2"><text:s text:c="8"/></text:span><text:span text:style-name="T2">correct caching technology</text:span></text:p>
                <text:p text:style-name="P1"><text:span text:style-name="T2"><text:s text:c="8"/></text:span><text:span text:style-name="T2">correct queues technology</text:span></text:p>
                <text:p text:style-name="P1"><text:span text:style-name="T2"><text:s text:c="8"/></text:span><text:span text:style-name="T2">correct sync vs async processing</text:span></text:p>
                <text:p text:style-name="P1"><text:span text:style-name="T2">5. Client Latency Optimization (Use of CDN, Edge Optimized APIs (CloudFrond Linked APIs)</text:span></text:p>
              </office:annotation>
              <text:p>X latency per API request / files processed / UI action</text:p>
            </table:table-cell>
            <table:table-cell table:style-name="ce44" table:content-validation-name="val2" office:value-type="string" calcext:value-type="string">
              <text:p>NA</text:p>
            </table:table-cell>
            <table:table-cell table:style-name="ce44" table:content-validation-name="val3" office:value-type="string" calcext:value-type="string">
              <text:p>Non-Risk</text:p>
            </table:table-cell>
            <table:table-cell table:style-name="ce35" table:formula="of:=IFERROR(VLOOKUP([.$B15];[Lists.$C$3:.$D$6];2;0);0)*IFERROR(VLOOKUP([.$C15];[Lists.$C$9:.$D$12];2;0);0)" office:value-type="float" office:value="18" calcext:value-type="float">
              <text:p>18</text:p>
            </table:table-cell>
            <table:table-cell table:style-name="ce35" table:formula="of:=IFERROR(VLOOKUP([.$B15];[Lists.$C$3:.$D$6];2;0);0)*[Lists.$D$11]" office:value-type="float" office:value="18" calcext:value-type="float">
              <text:p>18</text:p>
            </table:table-cell>
            <table:table-cell table:style-name="ce54"/>
            <table:table-cell table:number-columns-repeated="1018"/>
          </table:table-row>
        </table:table-row-group>
        <table:table-row table:style-name="ro2">
          <table:table-cell table:style-name="ce21" office:value-type="string" calcext:value-type="string">
            <text:p>Runtime Cost Focus</text:p>
          </table:table-cell>
          <table:table-cell table:style-name="ce35"/>
          <table:table-cell table:style-name="ce44" table:content-validation-name="val3"/>
          <table:table-cell table:style-name="ce35" table:number-columns-repeated="2"/>
          <table:table-cell table:style-name="ce51"/>
          <table:table-cell table:number-columns-repeated="1018"/>
        </table:table-row>
        <table:table-row-group>
          <table:table-row table:style-name="ro2">
            <table:table-cell table:style-name="ce28" office:value-type="string" calcext:value-type="string">
              <office:annotation draw:style-name="gr1" draw:text-style-name="P2" svg:width="210.76pt" svg:height="131.24pt" svg:x="533.91pt" svg:y="221.36pt" draw:caption-point-x="30.44pt" draw:caption-point-y="31.52pt">
                <dc:creator>Microsoft Office User</dc:creator>
                <dc:date>2019-11-27T00:00:00</dc:date>
                <text:p text:style-name="P1"><text:span text:style-name="T1">Microsoft Office User:</text:span></text:p>
                <text:p text:style-name="P1"><text:span text:style-name="T2">1. Availability of estimated OPEX</text:span></text:p>
                <text:p text:style-name="P1"><text:span text:style-name="T2">2. Availability of cost comparisons for competing solutions</text:span></text:p>
                <text:p text:style-name="P1"><text:span text:style-name="T2">3. Availability of real of OPEX </text:span></text:p>
                <text:p text:style-name="P1"><text:span text:style-name="T2">4. Defined set of system resource rules</text:span></text:p>
              </office:annotation>
              <text:p>The OPEX of the Product must not exceed $X </text:p>
            </table:table-cell>
            <table:table-cell table:style-name="ce44" table:content-validation-name="val2" office:value-type="string" calcext:value-type="string">
              <text:p>LOW</text:p>
            </table:table-cell>
            <table:table-cell table:style-name="ce44" table:content-validation-name="val3" office:value-type="string" calcext:value-type="string">
              <text:p>Non-Risk</text:p>
            </table:table-cell>
            <table:table-cell table:style-name="ce35" table:formula="of:=IFERROR(VLOOKUP([.$B17];[Lists.$C$3:.$D$6];2;0);0)*IFERROR(VLOOKUP([.$C17];[Lists.$C$9:.$D$12];2;0);0)" office:value-type="float" office:value="3" calcext:value-type="float">
              <text:p>3</text:p>
            </table:table-cell>
            <table:table-cell table:style-name="ce35" table:formula="of:=IFERROR(VLOOKUP([.$B17];[Lists.$C$3:.$D$6];2;0);0)*[Lists.$D$11]" office:value-type="float" office:value="3" calcext:value-type="float">
              <text:p>3</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147pt" svg:height="50.26pt" svg:x="533.91pt" svg:y="234.11pt" draw:caption-point-x="30.44pt" draw:caption-point-y="34.75pt">
                <dc:creator>Microsoft Office User</dc:creator>
                <dc:date>2019-11-27T00:00:00</dc:date>
                <text:p text:style-name="P1"><text:span text:style-name="T1">Microsoft Office User:</text:span></text:p>
                <text:p text:style-name="P1"><text:span text:style-name="T2">1. Calculation of FT / HA additional cost for solution</text:span></text:p>
              </office:annotation>
              <text:p>The cost of FT / HA focus must not exceed $Y</text:p>
            </table:table-cell>
            <table:table-cell table:style-name="ce44" table:content-validation-name="val2" office:value-type="string" calcext:value-type="string">
              <text:p>LOW</text:p>
            </table:table-cell>
            <table:table-cell table:style-name="ce44" table:content-validation-name="val3" office:value-type="string" calcext:value-type="string">
              <text:p>Risk</text:p>
            </table:table-cell>
            <table:table-cell table:style-name="ce35" table:formula="of:=IFERROR(VLOOKUP([.$B18];[Lists.$C$3:.$D$6];2;0);0)*IFERROR(VLOOKUP([.$C18];[Lists.$C$9:.$D$12];2;0);0)" office:value-type="float" office:value="0" calcext:value-type="float">
              <text:p>0</text:p>
            </table:table-cell>
            <table:table-cell table:style-name="ce35" table:formula="of:=IFERROR(VLOOKUP([.$B18];[Lists.$C$3:.$D$6];2;0);0)*[Lists.$D$11]" office:value-type="float" office:value="3" calcext:value-type="float">
              <text:p>3</text:p>
            </table:table-cell>
            <table:table-cell table:style-name="ce51"/>
            <table:table-cell table:number-columns-repeated="1018"/>
          </table:table-row>
        </table:table-row-group>
        <table:table-row table:style-name="ro4">
          <table:table-cell table:style-name="ce21" office:value-type="string" calcext:value-type="string">
            <text:p>Interoperability Focus</text:p>
          </table:table-cell>
          <table:table-cell table:style-name="ce35"/>
          <table:table-cell table:style-name="ce44" table:content-validation-name="val3"/>
          <table:table-cell table:style-name="ce35" table:number-columns-repeated="2"/>
          <table:table-cell table:style-name="ce51"/>
          <table:table-cell table:number-columns-repeated="1018"/>
        </table:table-row>
        <table:table-row-group>
          <table:table-row table:style-name="ro4">
            <table:table-cell table:style-name="ce28" office:value-type="string" calcext:value-type="string">
              <office:annotation draw:style-name="gr1" draw:text-style-name="P2" svg:width="198pt" svg:height="83.25pt" svg:x="533.91pt" svg:y="230pt" draw:caption-point-x="30.44pt" draw:caption-point-y="69.76pt">
                <dc:creator>Microsoft Office User</dc:creator>
                <dc:date>2019-11-27T00:00:00</dc:date>
                <text:p text:style-name="P1"><text:span text:style-name="T1">Microsoft Office User:</text:span></text:p>
                <text:p text:style-name="P1"><text:span text:style-name="T2">1. Use of organization wide communication protocols / formats</text:span></text:p>
                <text:p text:style-name="P1"><text:span text:style-name="T2">2. Ease of integration </text:span></text:p>
                <text:p text:style-name="P1"><text:span text:style-name="T2"><text:s text:c="4"/></text:span><text:span text:style-name="T2">- complexity of integration process </text:span></text:p>
                <text:p text:style-name="P1"><text:span text:style-name="T2"><text:s text:c="8"/></text:span><text:span text:style-name="T2">- integration documents available (Availability of swagger for API), training material available, integration tooling available</text:span></text:p>
              </office:annotation>
              <text:p>Complexity of integrating single interface by an external developer is X mins</text:p>
            </table:table-cell>
            <table:table-cell table:style-name="ce44" table:content-validation-name="val2" office:value-type="string" calcext:value-type="string">
              <text:p>HIGH</text:p>
            </table:table-cell>
            <table:table-cell table:style-name="ce44" table:content-validation-name="val3" office:value-type="string" calcext:value-type="string">
              <text:p>Non-Risk</text:p>
            </table:table-cell>
            <table:table-cell table:style-name="ce35" table:formula="of:=IFERROR(VLOOKUP([.$B20];[Lists.$C$3:.$D$6];2;0);0)*IFERROR(VLOOKUP([.$C20];[Lists.$C$9:.$D$12];2;0);0)" office:value-type="float" office:value="18" calcext:value-type="float">
              <text:p>18</text:p>
            </table:table-cell>
            <table:table-cell table:style-name="ce35" table:formula="of:=IFERROR(VLOOKUP([.$B20];[Lists.$C$3:.$D$6];2;0);0)*[Lists.$D$11]" office:value-type="float" office:value="18" calcext:value-type="float">
              <text:p>18</text:p>
            </table:table-cell>
            <table:table-cell table:style-name="ce51"/>
            <table:table-cell table:number-columns-repeated="1018"/>
          </table:table-row>
          <table:table-row table:style-name="ro4">
            <table:table-cell table:style-name="ce28" office:value-type="string" calcext:value-type="string">
              <office:annotation draw:style-name="gr1" draw:text-style-name="P2" svg:width="206.99pt" svg:height="105pt" svg:x="533.91pt" svg:y="286.64pt" draw:caption-point-x="30.44pt" draw:caption-point-y="28.03pt">
                <dc:creator>Microsoft Office User</dc:creator>
                <dc:date>2019-11-27T00:00:00</dc:date>
                <text:p text:style-name="P1"><text:span text:style-name="T1">Microsoft Office User:</text:span></text:p>
                <text:p text:style-name="P1"><text:span text:style-name="T2">1. Use of organization wide communication protocols / formats</text:span></text:p>
                <text:p text:style-name="P1"><text:span text:style-name="T2">2. Ease of testing </text:span></text:p>
                <text:p text:style-name="P1"><text:span text:style-name="T2"><text:s text:c="4"/></text:span><text:span text:style-name="T2">- integration documents available (i.e Availability of swagger for API), training material available, client test suits available, test mocks available</text:span></text:p>
                <text:p text:style-name="P1"><text:span text:style-name="T4"/></text:p>
              </office:annotation>
              <text:p>Complexity of testing an integration point is X hours</text:p>
            </table:table-cell>
            <table:table-cell table:style-name="ce44" table:content-validation-name="val2" office:value-type="string" calcext:value-type="string">
              <text:p>MEDIUM</text:p>
            </table:table-cell>
            <table:table-cell table:style-name="ce44" table:content-validation-name="val3" office:value-type="string" calcext:value-type="string">
              <text:p>Non-Risk</text:p>
            </table:table-cell>
            <table:table-cell table:style-name="ce35" table:formula="of:=IFERROR(VLOOKUP([.$B21];[Lists.$C$3:.$D$6];2;0);0)*IFERROR(VLOOKUP([.$C21];[Lists.$C$9:.$D$12];2;0);0)" office:value-type="float" office:value="9" calcext:value-type="float">
              <text:p>9</text:p>
            </table:table-cell>
            <table:table-cell table:style-name="ce35" table:formula="of:=IFERROR(VLOOKUP([.$B21];[Lists.$C$3:.$D$6];2;0);0)*[Lists.$D$11]" office:value-type="float" office:value="9" calcext:value-type="float">
              <text:p>9</text:p>
            </table:table-cell>
            <table:table-cell table:style-name="ce51"/>
            <table:table-cell table:number-columns-repeated="1018"/>
          </table:table-row>
        </table:table-row-group>
        <table:table-row table:style-name="ro2">
          <table:table-cell table:style-name="ce21" office:value-type="string" calcext:value-type="string">
            <text:p>Security Focus</text:p>
          </table:table-cell>
          <table:table-cell table:style-name="ce35"/>
          <table:table-cell table:style-name="ce44" table:content-validation-name="val3"/>
          <table:table-cell table:style-name="ce35" table:number-columns-repeated="2"/>
          <table:table-cell table:style-name="ce51"/>
          <table:table-cell table:number-columns-repeated="1018"/>
        </table:table-row>
        <table:table-row-group>
          <table:table-row table:style-name="ro5">
            <table:table-cell table:style-name="ce28" office:value-type="string" calcext:value-type="string">
              <office:annotation draw:style-name="gr1" draw:text-style-name="P2" svg:width="191.25pt" svg:height="64.49pt" svg:x="533.91pt" svg:y="368.79pt" draw:caption-point-x="30.44pt" draw:caption-point-y="-23.22pt">
                <dc:creator>Microsoft Office User</dc:creator>
                <dc:date>2019-11-27T00:00:00</dc:date>
                <text:p text:style-name="P1"><text:span text:style-name="T1">Microsoft Office User:</text:span></text:p>
                <text:p text:style-name="P1"><text:span text:style-name="T2">1. IAM integration for users of the system</text:span></text:p>
                <text:p text:style-name="P1"><text:span text:style-name="T2">2. API authentication based on IAM / Avoid use of API Key / Secret even within VPC</text:span></text:p>
                <text:p text:style-name="P1"><text:span text:style-name="T2">3. Use of Cognito to integrate cooperate AD</text:span></text:p>
              </office:annotation>
              <text:p>There should be only 1 system to define users and another system to control user access (optional)</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23];[Lists.$C$3:.$D$6];2;0);0)*IFERROR(VLOOKUP([.$C23];[Lists.$C$9:.$D$12];2;0);0)" office:value-type="float" office:value="0" calcext:value-type="float">
              <text:p>0</text:p>
            </table:table-cell>
            <table:table-cell table:style-name="ce35" table:formula="of:=IFERROR(VLOOKUP([.$B23];[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211.49pt" svg:height="94.51pt" svg:x="533.91pt" svg:y="333.58pt" draw:caption-point-x="30.44pt" draw:caption-point-y="43.99pt">
                <dc:creator>Microsoft Office User</dc:creator>
                <dc:date>2019-11-27T00:00:00</dc:date>
                <text:p text:style-name="P1"><text:span text:style-name="T1">Microsoft Office User:</text:span></text:p>
                <text:p text:style-name="P1"><text:span text:style-name="T2">1. Use of TLS external and internal communication</text:span></text:p>
                <text:p text:style-name="P1"><text:span text:style-name="T2">2. Use of VPC</text:span></text:p>
                <text:p text:style-name="P1"><text:span text:style-name="T2">3. Use of Route53</text:span></text:p>
                <text:p text:style-name="P1"><text:span text:style-name="T2">4. Web Socket authentication</text:span></text:p>
                <text:p text:style-name="P1"><text:span text:style-name="T2">5. HTTP authentication</text:span></text:p>
                <text:p text:style-name="P1"><text:span text:style-name="T2">6. All environment modifications and user actions should be logged</text:span></text:p>
                <text:p text:style-name="P1"><text:span text:style-name="T2">7. Defined AAA requirement</text:span></text:p>
              </office:annotation>
              <text:p>There should not be any application endpoint without Authentication and Authorization</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24];[Lists.$C$3:.$D$6];2;0);0)*IFERROR(VLOOKUP([.$C24];[Lists.$C$9:.$D$12];2;0);0)" office:value-type="float" office:value="0" calcext:value-type="float">
              <text:p>0</text:p>
            </table:table-cell>
            <table:table-cell table:style-name="ce35" table:formula="of:=IFERROR(VLOOKUP([.$B24];[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211.49pt" svg:height="190.49pt" svg:x="575.15pt" svg:y="297.55pt" draw:caption-point-x="-10.8pt" draw:caption-point-y="96.01pt">
                <dc:creator>Microsoft Office User</dc:creator>
                <dc:date>2019-11-27T00:00:00</dc:date>
                <text:p text:style-name="P1"><text:span text:style-name="T1">Microsoft Office User:</text:span></text:p>
                <text:p text:style-name="P1"><text:span text:style-name="T2">1. Use of TLS external and internal communication</text:span></text:p>
                <text:p text:style-name="P1"><text:span text:style-name="T2">2. Use of VPC</text:span></text:p>
                <text:p text:style-name="P1"><text:span text:style-name="T2">3. Use of Route53</text:span></text:p>
                <text:p text:style-name="P1"><text:span text:style-name="T2">4. Web Socket authentication</text:span></text:p>
                <text:p text:style-name="P1"><text:span text:style-name="T2">5. HTTP authentication</text:span></text:p>
                <text:p text:style-name="P1"><text:span text:style-name="T2">6. All environment modifications and user actions should be logged</text:span></text:p>
                <text:p text:style-name="P1"><text:span text:style-name="T2">7. Defined AAA requirement</text:span></text:p>
              </office:annotation>
              <text:p>Timely renewal of certificates</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25];[Lists.$C$3:.$D$6];2;0);0)*IFERROR(VLOOKUP([.$C25];[Lists.$C$9:.$D$12];2;0);0)" office:value-type="float" office:value="0" calcext:value-type="float">
              <text:p>0</text:p>
            </table:table-cell>
            <table:table-cell table:style-name="ce35" table:formula="of:=IFERROR(VLOOKUP([.$B25];[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211.49pt" svg:height="190.49pt" svg:x="575.15pt" svg:y="298.32pt" draw:caption-point-x="-10.8pt" draw:caption-point-y="111.26pt">
                <dc:creator>Microsoft Office User</dc:creator>
                <dc:date>2019-11-27T00:00:00</dc:date>
                <text:p text:style-name="P1"><text:span text:style-name="T1">Microsoft Office User:</text:span></text:p>
                <text:p text:style-name="P1"><text:span text:style-name="T2">1. Use of TLS external and internal communication</text:span></text:p>
                <text:p text:style-name="P1"><text:span text:style-name="T2">2. Use of VPC</text:span></text:p>
                <text:p text:style-name="P1"><text:span text:style-name="T2">3. Use of Route53</text:span></text:p>
                <text:p text:style-name="P1"><text:span text:style-name="T2">4. Web Socket authentication</text:span></text:p>
                <text:p text:style-name="P1"><text:span text:style-name="T2">5. HTTP authentication</text:span></text:p>
                <text:p text:style-name="P1"><text:span text:style-name="T2">6. All environment modifications and user actions should be logged</text:span></text:p>
                <text:p text:style-name="P1"><text:span text:style-name="T2">7. Defined AAA requirement</text:span></text:p>
              </office:annotation>
              <text:p>There should not be any application endpoint without TLS 1.2</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26];[Lists.$C$3:.$D$6];2;0);0)*IFERROR(VLOOKUP([.$C26];[Lists.$C$9:.$D$12];2;0);0)" office:value-type="float" office:value="0" calcext:value-type="float">
              <text:p>0</text:p>
            </table:table-cell>
            <table:table-cell table:style-name="ce35" table:formula="of:=IFERROR(VLOOKUP([.$B26];[Lists.$C$3:.$D$6];2;0);0)*[Lists.$D$11]" office:value-type="float" office:value="18" calcext:value-type="float">
              <text:p>18</text:p>
            </table:table-cell>
            <table:table-cell table:style-name="ce55"/>
            <table:table-cell table:number-columns-repeated="1018"/>
          </table:table-row>
          <table:table-row table:style-name="ro2">
            <table:table-cell table:style-name="ce28" office:value-type="string" calcext:value-type="string">
              <office:annotation draw:style-name="gr1" draw:text-style-name="P2" svg:width="211.49pt" svg:height="234pt" svg:x="575.15pt" svg:y="311.05pt" draw:caption-point-x="-10.8pt" draw:caption-point-y="114.52pt">
                <dc:creator>Microsoft Office User</dc:creator>
                <dc:date>2019-11-27T00:00:00</dc:date>
                <text:p text:style-name="P1"><text:span text:style-name="T1">Microsoft Office User:</text:span></text:p>
                <text:p text:style-name="P1"><text:span text:style-name="T2">1. Use of TLS external and internal communication</text:span></text:p>
                <text:p text:style-name="P1"><text:span text:style-name="T2">2. Use of VPC</text:span></text:p>
                <text:p text:style-name="P1"><text:span text:style-name="T2">3. Use of Route53</text:span></text:p>
                <text:p text:style-name="P1"><text:span text:style-name="T2">4. Web Socket authentication</text:span></text:p>
                <text:p text:style-name="P1"><text:span text:style-name="T2">5. HTTP authentication</text:span></text:p>
                <text:p text:style-name="P1"><text:span text:style-name="T2">6. All environment modifications and user actions should be logged</text:span></text:p>
                <text:p text:style-name="P1"><text:span text:style-name="T2">7. Defined AAA requirement</text:span></text:p>
              </office:annotation>
              <text:p>Use of VPN to access internal APIs / applications</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27];[Lists.$C$3:.$D$6];2;0);0)*IFERROR(VLOOKUP([.$C27];[Lists.$C$9:.$D$12];2;0);0)" office:value-type="float" office:value="0" calcext:value-type="float">
              <text:p>0</text:p>
            </table:table-cell>
            <table:table-cell table:style-name="ce35" table:formula="of:=IFERROR(VLOOKUP([.$B27];[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199.5pt" svg:height="47.99pt" svg:x="575.15pt" svg:y="322.33pt" draw:caption-point-x="-10.8pt" draw:caption-point-y="119.25pt">
                <dc:creator>Microsoft Office User</dc:creator>
                <dc:date>2019-11-27T00:00:00</dc:date>
                <text:p text:style-name="P1"><text:span text:style-name="T1">Microsoft Office User:</text:span></text:p>
                <text:p text:style-name="P1"><text:span text:style-name="T2">1. Check for attacks. Standard internet security validations.</text:span></text:p>
              </office:annotation>
              <text:p>There should be at least 1 security inspection carried out per release</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28];[Lists.$C$3:.$D$6];2;0);0)*IFERROR(VLOOKUP([.$C28];[Lists.$C$9:.$D$12];2;0);0)" office:value-type="float" office:value="0" calcext:value-type="float">
              <text:p>0</text:p>
            </table:table-cell>
            <table:table-cell table:style-name="ce35" table:formula="of:=IFERROR(VLOOKUP([.$B28];[Lists.$C$3:.$D$6];2;0);0)*[Lists.$D$11]" office:value-type="float" office:value="18" calcext:value-type="float">
              <text:p>18</text:p>
            </table:table-cell>
            <table:table-cell table:style-name="ce56"/>
            <table:table-cell table:number-columns-repeated="1018"/>
          </table:table-row>
          <table:table-row table:style-name="ro2">
            <table:table-cell table:style-name="ce28" office:value-type="string" calcext:value-type="string">
              <office:annotation draw:style-name="gr1" draw:text-style-name="P2" svg:width="199.5pt" svg:height="42.75pt" svg:x="533.91pt" svg:y="418.28pt" draw:caption-point-x="30.44pt" draw:caption-point-y="39.29pt">
                <dc:creator>Microsoft Office User</dc:creator>
                <dc:date>2019-11-27T00:00:00</dc:date>
                <text:p text:style-name="P1"><text:span text:style-name="T1">Microsoft Office User:</text:span></text:p>
                <text:p text:style-name="P1"><text:span text:style-name="T2">1. PCI compliant</text:span></text:p>
                <text:p text:style-name="P1"><text:span text:style-name="T2">2. GDPR compliant</text:span></text:p>
                <text:p text:style-name="P1"><text:span text:style-name="T4"/></text:p>
              </office:annotation>
              <text:p>All PCI data should comply to standards</text:p>
            </table:table-cell>
            <table:table-cell table:style-name="ce44" table:content-validation-name="val2" office:value-type="string" calcext:value-type="string">
              <text:p>NA</text:p>
            </table:table-cell>
            <table:table-cell table:style-name="ce44" table:content-validation-name="val3" office:value-type="string" calcext:value-type="string">
              <text:p>Non-Risk</text:p>
            </table:table-cell>
            <table:table-cell table:style-name="ce35" table:formula="of:=IFERROR(VLOOKUP([.$B29];[Lists.$C$3:.$D$6];2;0);0)*IFERROR(VLOOKUP([.$C29];[Lists.$C$9:.$D$12];2;0);0)" office:value-type="float" office:value="18" calcext:value-type="float">
              <text:p>18</text:p>
            </table:table-cell>
            <table:table-cell table:style-name="ce35" table:formula="of:=IFERROR(VLOOKUP([.$B29];[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text:p>GDPR Compliance and personal data should comply to standards</text:p>
            </table:table-cell>
            <table:table-cell table:style-name="ce44" table:content-validation-name="val2" office:value-type="string" calcext:value-type="string">
              <text:p>NA</text:p>
            </table:table-cell>
            <table:table-cell table:style-name="ce44" table:content-validation-name="val3" office:value-type="string" calcext:value-type="string">
              <text:p>Non-Risk</text:p>
            </table:table-cell>
            <table:table-cell table:style-name="ce35" table:formula="of:=IFERROR(VLOOKUP([.$B30];[Lists.$C$3:.$D$6];2;0);0)*IFERROR(VLOOKUP([.$C30];[Lists.$C$9:.$D$12];2;0);0)" office:value-type="float" office:value="18" calcext:value-type="float">
              <text:p>18</text:p>
            </table:table-cell>
            <table:table-cell table:style-name="ce35" table:formula="of:=IFERROR(VLOOKUP([.$B30];[Lists.$C$3:.$D$6];2;0);0)*[Lists.$D$11]" office:value-type="float" office:value="18" calcext:value-type="float">
              <text:p>18</text:p>
            </table:table-cell>
            <table:table-cell table:style-name="ce57"/>
            <table:table-cell table:style-name="ce15" table:number-columns-repeated="1018"/>
          </table:table-row>
          <table:table-row table:style-name="ro2">
            <table:table-cell table:style-name="ce28" office:value-type="string" calcext:value-type="string">
              <text:p>Availability proper AWS network architecture</text:p>
            </table:table-cell>
            <table:table-cell table:style-name="ce44" table:content-validation-name="val2" office:value-type="string" calcext:value-type="string">
              <text:p>NA</text:p>
            </table:table-cell>
            <table:table-cell table:style-name="ce44" table:content-validation-name="val3" office:value-type="string" calcext:value-type="string">
              <text:p>Non-Risk</text:p>
            </table:table-cell>
            <table:table-cell table:style-name="ce35" table:formula="of:=IFERROR(VLOOKUP([.$B31];[Lists.$C$3:.$D$6];2;0);0)*IFERROR(VLOOKUP([.$C31];[Lists.$C$9:.$D$12];2;0);0)" office:value-type="float" office:value="18" calcext:value-type="float">
              <text:p>18</text:p>
            </table:table-cell>
            <table:table-cell table:style-name="ce35" table:formula="of:=IFERROR(VLOOKUP([.$B31];[Lists.$C$3:.$D$6];2;0);0)*[Lists.$D$11]" office:value-type="float" office:value="18" calcext:value-type="float">
              <text:p>18</text:p>
            </table:table-cell>
            <table:table-cell table:style-name="ce58"/>
            <table:table-cell table:style-name="ce15" table:number-columns-repeated="1018"/>
          </table:table-row>
          <table:table-row table:style-name="ro2">
            <table:table-cell table:style-name="ce28" office:value-type="string" calcext:value-type="string">
              <text:p>Sysco GO deployments</text:p>
            </table:table-cell>
            <table:table-cell table:style-name="ce44" table:content-validation-name="val2" office:value-type="string" calcext:value-type="string">
              <text:p>NA</text:p>
            </table:table-cell>
            <table:table-cell table:style-name="ce44" table:content-validation-name="val3" office:value-type="string" calcext:value-type="string">
              <text:p>Non-Risk</text:p>
            </table:table-cell>
            <table:table-cell table:style-name="ce35" table:formula="of:=IFERROR(VLOOKUP([.$B32];[Lists.$C$3:.$D$6];2;0);0)*IFERROR(VLOOKUP([.$C32];[Lists.$C$9:.$D$12];2;0);0)" office:value-type="float" office:value="18" calcext:value-type="float">
              <text:p>18</text:p>
            </table:table-cell>
            <table:table-cell table:style-name="ce35" table:formula="of:=IFERROR(VLOOKUP([.$B32];[Lists.$C$3:.$D$6];2;0);0)*[Lists.$D$11]" office:value-type="float" office:value="18" calcext:value-type="float">
              <text:p>18</text:p>
            </table:table-cell>
            <table:table-cell table:style-name="ce59"/>
            <table:table-cell table:style-name="ce15" table:number-columns-repeated="1018"/>
          </table:table-row>
          <table:table-row table:style-name="ro2">
            <table:table-cell table:style-name="ce28" office:value-type="string" calcext:value-type="string">
              <office:annotation draw:style-name="gr1" draw:text-style-name="P2" svg:width="99.75pt" svg:height="36.74pt" svg:x="575.15pt" svg:y="456.58pt" draw:caption-point-x="-10.8pt" draw:caption-point-y="65pt">
                <dc:creator>Microsoft Office User</dc:creator>
                <dc:date>2019-11-27T00:00:00</dc:date>
                <text:p text:style-name="P1"><text:span text:style-name="T1">Microsoft Office User:</text:span></text:p>
                <text:p text:style-name="P1"><text:span text:style-name="T2">1. Keep records of changes to data </text:span></text:p>
                <text:p text:style-name="P1"><text:span text:style-name="T2">2. Defined data integrity requirement</text:span></text:p>
              </office:annotation>
              <text:p>Adherence to data integrity concerns</text:p>
            </table:table-cell>
            <table:table-cell table:style-name="ce44" table:content-validation-name="val2" office:value-type="string" calcext:value-type="string">
              <text:p>HIGH</text:p>
            </table:table-cell>
            <table:table-cell table:style-name="ce44" table:content-validation-name="val3" office:value-type="string" calcext:value-type="string">
              <text:p>Non-Risk</text:p>
            </table:table-cell>
            <table:table-cell table:style-name="ce35" table:formula="of:=IFERROR(VLOOKUP([.$B33];[Lists.$C$3:.$D$6];2;0);0)*IFERROR(VLOOKUP([.$C33];[Lists.$C$9:.$D$12];2;0);0)" office:value-type="float" office:value="18" calcext:value-type="float">
              <text:p>18</text:p>
            </table:table-cell>
            <table:table-cell table:style-name="ce35" table:formula="of:=IFERROR(VLOOKUP([.$B33];[Lists.$C$3:.$D$6];2;0);0)*[Lists.$D$11]" office:value-type="float" office:value="18" calcext:value-type="float">
              <text:p>18</text:p>
            </table:table-cell>
            <table:table-cell table:style-name="ce51"/>
            <table:table-cell table:number-columns-repeated="1018"/>
          </table:table-row>
        </table:table-row-group>
        <table:table-row table:style-name="ro2">
          <table:table-cell table:style-name="ce21" office:value-type="string" calcext:value-type="string">
            <text:p>Usability Focus</text:p>
          </table:table-cell>
          <table:table-cell table:style-name="ce35"/>
          <table:table-cell table:style-name="ce44" table:content-validation-name="val3"/>
          <table:table-cell table:style-name="ce35" table:number-columns-repeated="2"/>
          <table:table-cell table:style-name="ce51"/>
          <table:table-cell table:number-columns-repeated="1018"/>
        </table:table-row>
        <table:table-row-group>
          <table:table-row table:style-name="ro2">
            <table:table-cell table:style-name="ce28" office:value-type="string" calcext:value-type="string">
              <office:annotation draw:style-name="gr1" draw:text-style-name="P2" svg:width="99.75pt" svg:height="39pt" svg:x="575.15pt" svg:y="488.07pt" draw:caption-point-x="-10.8pt" draw:caption-point-y="65.51pt">
                <dc:creator>Microsoft Office User</dc:creator>
                <dc:date>2019-11-27T00:00:00</dc:date>
                <text:p text:style-name="P1"><text:span text:style-name="T1">Microsoft Office User:</text:span></text:p>
                <text:p text:style-name="P1"><text:span text:style-name="T2">1. Availability of various user guides</text:span></text:p>
                <text:p text:style-name="P1"><text:span text:style-name="T2"><text:s text:c="4"/></text:span><text:span text:style-name="T2">API documentation, context based help, chat bots, training materials, FAQs </text:span></text:p>
                <text:p text:style-name="P1"><text:span text:style-name="T2">2. Availability of real statistics of time required </text:span></text:p>
              </office:annotation>
              <text:p>User takes X mins to understand and use new feature</text:p>
            </table:table-cell>
            <table:table-cell table:style-name="ce44" table:content-validation-name="val2" office:value-type="string" calcext:value-type="string">
              <text:p>MEDIUM</text:p>
            </table:table-cell>
            <table:table-cell table:style-name="ce44" table:content-validation-name="val3" office:value-type="string" calcext:value-type="string">
              <text:p>Non-Risk</text:p>
            </table:table-cell>
            <table:table-cell table:style-name="ce35" table:formula="of:=IFERROR(VLOOKUP([.$B35];[Lists.$C$3:.$D$6];2;0);0)*IFERROR(VLOOKUP([.$C35];[Lists.$C$9:.$D$12];2;0);0)" office:value-type="float" office:value="9" calcext:value-type="float">
              <text:p>9</text:p>
            </table:table-cell>
            <table:table-cell table:style-name="ce35" table:formula="of:=IFERROR(VLOOKUP([.$B35];[Lists.$C$3:.$D$6];2;0);0)*[Lists.$D$11]" office:value-type="float" office:value="9" calcext:value-type="float">
              <text:p>9</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99.75pt" svg:height="30.76pt" svg:x="575.15pt" svg:y="496.29pt" draw:caption-point-x="-10.8pt" draw:caption-point-y="73.28pt">
                <dc:creator>Microsoft Office User</dc:creator>
                <dc:date>2019-11-27T00:00:00</dc:date>
                <text:p text:style-name="P1"><text:span text:style-name="T1">Microsoft Office User:</text:span></text:p>
                <text:p text:style-name="P1"><text:span text:style-name="T2">1. Availability of intuitive interfaces for UI</text:span></text:p>
                <text:p text:style-name="P1"><text:span text:style-name="T2">2. User notifications / reminders</text:span></text:p>
                <text:p text:style-name="P1"><text:span text:style-name="T2">3. Evaluation real statistics of test users</text:span></text:p>
                <text:p text:style-name="P1"><text:span text:style-name="T4"/></text:p>
              </office:annotation>
              <text:p>Average no of errors / mistakes / delays users do for particular flow should be X</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36];[Lists.$C$3:.$D$6];2;0);0)*IFERROR(VLOOKUP([.$C36];[Lists.$C$9:.$D$12];2;0);0)" office:value-type="float" office:value="0" calcext:value-type="float">
              <text:p>0</text:p>
            </table:table-cell>
            <table:table-cell table:style-name="ce35" table:formula="of:=IFERROR(VLOOKUP([.$B36];[Lists.$C$3:.$D$6];2;0);0)*[Lists.$D$11]" office:value-type="float" office:value="18" calcext:value-type="float">
              <text:p>18</text:p>
            </table:table-cell>
            <table:table-cell table:style-name="ce51"/>
            <table:table-cell table:number-columns-repeated="1018"/>
          </table:table-row>
          <table:table-row table:style-name="ro2">
            <table:table-cell table:style-name="ce28" office:value-type="string" calcext:value-type="string">
              <office:annotation draw:style-name="gr1" draw:text-style-name="P2" svg:width="99.75pt" svg:height="24.01pt" svg:x="575.15pt" svg:y="604.32pt" draw:caption-point-x="-10.8pt" draw:caption-point-y="-18.74pt">
                <dc:creator>Microsoft Office User</dc:creator>
                <dc:date>2019-11-27T00:00:00</dc:date>
                <text:p text:style-name="P1"><text:span text:style-name="T1">Microsoft Office User:</text:span></text:p>
                <text:p text:style-name="P1"><text:span text:style-name="T2">Flow time = End Time - Start Time</text:span></text:p>
                <text:p text:style-name="P1"><text:span text:style-name="T2">AVG(Flow Time of each user)</text:span></text:p>
              </office:annotation>
              <text:p>Average time taken to complete a particular flow should be less than X mins</text:p>
            </table:table-cell>
            <table:table-cell table:style-name="ce44" table:content-validation-name="val2" office:value-type="string" calcext:value-type="string">
              <text:p>MEDIUM</text:p>
            </table:table-cell>
            <table:table-cell table:style-name="ce44" table:content-validation-name="val3" office:value-type="string" calcext:value-type="string">
              <text:p>Non-Risk</text:p>
            </table:table-cell>
            <table:table-cell table:style-name="ce35" table:formula="of:=IFERROR(VLOOKUP([.$B37];[Lists.$C$3:.$D$6];2;0);0)*IFERROR(VLOOKUP([.$C37];[Lists.$C$9:.$D$12];2;0);0)" office:value-type="float" office:value="9" calcext:value-type="float">
              <text:p>9</text:p>
            </table:table-cell>
            <table:table-cell table:style-name="ce35" table:formula="of:=IFERROR(VLOOKUP([.$B37];[Lists.$C$3:.$D$6];2;0);0)*[Lists.$D$11]" office:value-type="float" office:value="9" calcext:value-type="float">
              <text:p>9</text:p>
            </table:table-cell>
            <table:table-cell table:style-name="ce51"/>
            <table:table-cell table:number-columns-repeated="1018"/>
          </table:table-row>
          <table:table-row table:style-name="ro2">
            <table:table-cell table:style-name="ce28" office:value-type="string" calcext:value-type="string">
              <text:p>Web Accessibility (W3C WAI / WCAG)</text:p>
            </table:table-cell>
            <table:table-cell table:style-name="ce44" table:content-validation-name="val2" office:value-type="string" calcext:value-type="string">
              <text:p>MEDIUM</text:p>
            </table:table-cell>
            <table:table-cell table:style-name="ce44" table:content-validation-name="val3" office:value-type="string" calcext:value-type="string">
              <text:p>Non-Risk</text:p>
            </table:table-cell>
            <table:table-cell table:style-name="ce35" table:formula="of:=IFERROR(VLOOKUP([.$B38];[Lists.$C$3:.$D$6];2;0);0)*IFERROR(VLOOKUP([.$C38];[Lists.$C$9:.$D$12];2;0);0)" office:value-type="float" office:value="9" calcext:value-type="float">
              <text:p>9</text:p>
            </table:table-cell>
            <table:table-cell table:style-name="ce35" table:formula="of:=IFERROR(VLOOKUP([.$B38];[Lists.$C$3:.$D$6];2;0);0)*[Lists.$D$11]" office:value-type="float" office:value="9" calcext:value-type="float">
              <text:p>9</text:p>
            </table:table-cell>
            <table:table-cell table:style-name="ce51"/>
            <table:table-cell table:number-columns-repeated="1018"/>
          </table:table-row>
        </table:table-row-group>
        <table:table-row table:style-name="ro2">
          <table:table-cell table:style-name="ce21" office:value-type="string" calcext:value-type="string">
            <text:p>Cloud Lock-out Focus</text:p>
          </table:table-cell>
          <table:table-cell table:style-name="ce35"/>
          <table:table-cell table:style-name="ce44" table:content-validation-name="val3"/>
          <table:table-cell table:style-name="ce35" table:number-columns-repeated="2"/>
          <table:table-cell table:style-name="ce51"/>
          <table:table-cell table:number-columns-repeated="1018"/>
        </table:table-row>
        <table:table-row-group>
          <table:table-row table:style-name="ro2">
            <table:table-cell table:style-name="ce28" office:value-type="string" calcext:value-type="string">
              <office:annotation draw:style-name="gr1" draw:text-style-name="P2" svg:width="99.75pt" svg:height="56.24pt" svg:x="575.15pt" svg:y="629.8pt" draw:caption-point-x="-10.8pt" draw:caption-point-y="3.77pt">
                <dc:creator>Microsoft Office User</dc:creator>
                <dc:date>2019-11-27T00:00:00</dc:date>
                <text:p text:style-name="P1"><text:span text:style-name="T1">Microsoft Office User:</text:span></text:p>
                <text:p text:style-name="P1"><text:span text:style-name="T2">1. Number of AWS services integrations. How many could be mitigated alternative solutions</text:span></text:p>
                <text:p text:style-name="P1"><text:span text:style-name="T2">2. Number of wrapped AWS integrations vs none wrapped AWS integrations</text:span></text:p>
                <text:p text:style-name="P1"><text:span text:style-name="T2">3. Number of data sources / services native to AWS used Vs available alternative none native services</text:span></text:p>
              </office:annotation>
              <text:p>Data / Application Infrastructure Risks Vs <text:s/>Mitigation</text:p>
            </table:table-cell>
            <table:table-cell table:style-name="ce44" table:content-validation-name="val2" office:value-type="string" calcext:value-type="string">
              <text:p>MEDIUM</text:p>
            </table:table-cell>
            <table:table-cell table:style-name="ce44" table:content-validation-name="val3" office:value-type="string" calcext:value-type="string">
              <text:p>Sensitivity Point</text:p>
            </table:table-cell>
            <table:table-cell table:style-name="ce35" table:formula="of:=IFERROR(VLOOKUP([.$B40];[Lists.$C$3:.$D$6];2;0);0)*IFERROR(VLOOKUP([.$C40];[Lists.$C$9:.$D$12];2;0);0)" office:value-type="float" office:value="6" calcext:value-type="float">
              <text:p>6</text:p>
            </table:table-cell>
            <table:table-cell table:style-name="ce35" table:formula="of:=IFERROR(VLOOKUP([.$B40];[Lists.$C$3:.$D$6];2;0);0)*[Lists.$D$11]" office:value-type="float" office:value="9" calcext:value-type="float">
              <text:p>9</text:p>
            </table:table-cell>
            <table:table-cell table:style-name="ce51"/>
            <table:table-cell table:number-columns-repeated="1018"/>
          </table:table-row>
        </table:table-row-group>
        <table:table-row table:style-name="ro2">
          <table:table-cell table:style-name="ce21" office:value-type="string" calcext:value-type="string">
            <text:p>Operability / Supportability Focus</text:p>
          </table:table-cell>
          <table:table-cell table:style-name="ce35" table:number-columns-repeated="4"/>
          <table:table-cell table:style-name="ce51"/>
          <table:table-cell table:number-columns-repeated="1018"/>
        </table:table-row>
        <table:table-row-group>
          <table:table-row table:style-name="ro2">
            <table:table-cell table:style-name="ce24" office:value-type="string" calcext:value-type="string">
              <office:annotation draw:style-name="gr1" draw:text-style-name="P2" svg:width="99.75pt" svg:height="65.99pt" svg:x="575.15pt" svg:y="635.81pt" draw:caption-point-x="-10.8pt" draw:caption-point-y="29.76pt">
                <dc:creator>Microsoft Office User</dc:creator>
                <dc:date>2019-11-27T00:00:00</dc:date>
                <text:p text:style-name="P1"><text:span text:style-name="T1">Microsoft Office User:</text:span></text:p>
                <text:p text:style-name="P1"><text:span text:style-name="T2">1. Monitoring and prevention measures available</text:span></text:p>
                <text:p text:style-name="P1"><text:span text:style-name="T2">2. System thresh-holds defined</text:span></text:p>
                <text:p text:style-name="P1"><text:span text:style-name="T2">3. Automated prediction and correction</text:span></text:p>
              </office:annotation>
              <text:p>Operability matrixes can be used to understand the state of the Software</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42];[Lists.$C$3:.$D$6];2;0);0)*IFERROR(VLOOKUP([.$C42];[Lists.$C$9:.$D$12];2;0);0)" office:value-type="float" office:value="0" calcext:value-type="float">
              <text:p>0</text:p>
            </table:table-cell>
            <table:table-cell table:style-name="ce35" table:formula="of:=IFERROR(VLOOKUP([.$B42];[Lists.$C$3:.$D$6];2;0);0)*[Lists.$D$11]" office:value-type="float" office:value="18" calcext:value-type="float">
              <text:p>18</text:p>
            </table:table-cell>
            <table:table-cell table:style-name="ce51"/>
            <table:table-cell table:number-columns-repeated="1018"/>
          </table:table-row>
          <table:table-row table:style-name="ro2">
            <table:table-cell table:style-name="ce24" office:value-type="string" calcext:value-type="string">
              <text:p>Up to date patching of <text:s/>software</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43];[Lists.$C$3:.$D$6];2;0);0)*IFERROR(VLOOKUP([.$C43];[Lists.$C$9:.$D$12];2;0);0)" office:value-type="float" office:value="0" calcext:value-type="float">
              <text:p>0</text:p>
            </table:table-cell>
            <table:table-cell table:style-name="ce35" table:formula="of:=IFERROR(VLOOKUP([.$B43];[Lists.$C$3:.$D$6];2;0);0)*[Lists.$D$11]" office:value-type="float" office:value="18" calcext:value-type="float">
              <text:p>18</text:p>
            </table:table-cell>
            <table:table-cell table:style-name="ce60"/>
            <table:table-cell table:number-columns-repeated="1018"/>
          </table:table-row>
          <table:table-row table:style-name="ro2">
            <table:table-cell table:style-name="ce24" office:value-type="string" calcext:value-type="string">
              <text:p>Managed Service response to AWS raised events</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44];[Lists.$C$3:.$D$6];2;0);0)*IFERROR(VLOOKUP([.$C44];[Lists.$C$9:.$D$12];2;0);0)" office:value-type="float" office:value="0" calcext:value-type="float">
              <text:p>0</text:p>
            </table:table-cell>
            <table:table-cell table:style-name="ce35" table:formula="of:=IFERROR(VLOOKUP([.$B44];[Lists.$C$3:.$D$6];2;0);0)*[Lists.$D$11]" office:value-type="float" office:value="18" calcext:value-type="float">
              <text:p>18</text:p>
            </table:table-cell>
            <table:table-cell table:style-name="ce61"/>
            <table:table-cell table:number-columns-repeated="1018"/>
          </table:table-row>
          <table:table-row table:style-name="ro2">
            <table:table-cell table:style-name="ce24" office:value-type="string" calcext:value-type="string">
              <text:p>Monitoring of compliance requirements (Cloud Governance) (AWS Well Architected Questionnaire)</text:p>
            </table:table-cell>
            <table:table-cell table:style-name="ce44" table:content-validation-name="val2" office:value-type="string" calcext:value-type="string">
              <text:p>HIGH</text:p>
            </table:table-cell>
            <table:table-cell table:style-name="ce44" table:content-validation-name="val3" office:value-type="string" calcext:value-type="string">
              <text:p>Risk</text:p>
            </table:table-cell>
            <table:table-cell table:style-name="ce35" table:formula="of:=IFERROR(VLOOKUP([.$B45];[Lists.$C$3:.$D$6];2;0);0)*IFERROR(VLOOKUP([.$C45];[Lists.$C$9:.$D$12];2;0);0)" office:value-type="float" office:value="0" calcext:value-type="float">
              <text:p>0</text:p>
            </table:table-cell>
            <table:table-cell table:style-name="ce35" table:formula="of:=IFERROR(VLOOKUP([.$B45];[Lists.$C$3:.$D$6];2;0);0)*[Lists.$D$11]" office:value-type="float" office:value="18" calcext:value-type="float">
              <text:p>18</text:p>
            </table:table-cell>
            <table:table-cell table:style-name="ce62"/>
            <table:table-cell table:number-columns-repeated="1018"/>
          </table:table-row>
          <table:table-row table:style-name="ro2">
            <table:table-cell table:style-name="ce24" office:value-type="string" calcext:value-type="string">
              <office:annotation draw:style-name="gr1" draw:text-style-name="P2" svg:width="99.75pt" svg:height="48.76pt" svg:x="575.15pt" svg:y="689.07pt" draw:caption-point-x="-10.8pt" draw:caption-point-y="40.51pt">
                <dc:creator>Microsoft Office User</dc:creator>
                <dc:date>2019-11-27T00:00:00</dc:date>
                <text:p text:style-name="P1"><text:span text:style-name="T1">Microsoft Office User:</text:span></text:p>
                <text:p text:style-name="P1"><text:span text:style-name="T2">1. Centralized logs</text:span></text:p>
                <text:p text:style-name="P1"><text:span text:style-name="T2">2. Tools / procedures to analyze text patterns in logs</text:span></text:p>
                <text:p text:style-name="P1"><text:span text:style-name="T2">3. Ability to see timings / no of requests (Latency / Load)</text:span></text:p>
              </office:annotation>
              <text:p>Time taken to investigate a potential critical error should be less than X hours</text:p>
            </table:table-cell>
            <table:table-cell table:style-name="ce44" table:content-validation-name="val2" office:value-type="string" calcext:value-type="string">
              <text:p>HIGH</text:p>
            </table:table-cell>
            <table:table-cell table:style-name="ce44" table:content-validation-name="val3" office:value-type="string" calcext:value-type="string">
              <text:p>Non-Risk</text:p>
            </table:table-cell>
            <table:table-cell table:style-name="ce35" table:formula="of:=IFERROR(VLOOKUP([.$B46];[Lists.$C$3:.$D$6];2;0);0)*IFERROR(VLOOKUP([.$C46];[Lists.$C$9:.$D$12];2;0);0)" office:value-type="float" office:value="18" calcext:value-type="float">
              <text:p>18</text:p>
            </table:table-cell>
            <table:table-cell table:style-name="ce35" table:formula="of:=IFERROR(VLOOKUP([.$B46];[Lists.$C$3:.$D$6];2;0);0)*[Lists.$D$11]" office:value-type="float" office:value="18" calcext:value-type="float">
              <text:p>18</text:p>
            </table:table-cell>
            <table:table-cell table:style-name="ce51"/>
            <table:table-cell table:number-columns-repeated="1018"/>
          </table:table-row>
        </table:table-row-group>
        <table:table-row table:style-name="ro1" table:number-rows-repeated="1048529">
          <table:table-cell table:number-columns-repeated="1024"/>
        </table:table-row>
        <table:table-row table:style-name="ro1">
          <table:table-cell table:number-columns-repeated="1024"/>
        </table:table-row>
        <calcext:conditional-formats>
          <calcext:conditional-format calcext:target-range-address="User_Perspective.F1:User_Perspective.F6 User_Perspective.F46:User_Perspective.F1048576 User_Perspective.F8:User_Perspective.F10 User_Perspective.F12:User_Perspective.F13 User_Perspective.F16:User_Perspective.F25 User_Perspective.F27:User_Perspective.F27 User_Perspective.F29:User_Perspective.F30 User_Perspective.F33:User_Perspective.F42">
            <calcext:condition calcext:apply-style-name="cf1" calcext:value="formula-is(NOT(ISERROR(SEARCH(&quot;~??&quot;;[.F1]))))" calcext:base-cell-address="User_Perspective.F1"/>
          </calcext:conditional-format>
          <calcext:conditional-format calcext:target-range-address="User_Perspective.F15:User_Perspective.F15">
            <calcext:condition calcext:apply-style-name="cf1" calcext:value="formula-is(NOT(ISERROR(SEARCH(&quot;~??&quot;;[.F15]))))" calcext:base-cell-address="User_Perspective.F15"/>
          </calcext:conditional-format>
          <calcext:conditional-format calcext:target-range-address="User_Perspective.F11:User_Perspective.F11">
            <calcext:condition calcext:apply-style-name="cf1" calcext:value="formula-is(NOT(ISERROR(SEARCH(&quot;~??&quot;;[.F11]))))" calcext:base-cell-address="User_Perspective.F11"/>
          </calcext:conditional-format>
          <calcext:conditional-format calcext:target-range-address="User_Perspective.F14:User_Perspective.F14">
            <calcext:condition calcext:apply-style-name="cf1" calcext:value="formula-is(NOT(ISERROR(SEARCH(&quot;~??&quot;;[.F14]))))" calcext:base-cell-address="User_Perspective.F14"/>
          </calcext:conditional-format>
          <calcext:conditional-format calcext:target-range-address="User_Perspective.F28:User_Perspective.F28">
            <calcext:condition calcext:apply-style-name="cf1" calcext:value="formula-is(NOT(ISERROR(SEARCH(&quot;~??&quot;;[.F28]))))" calcext:base-cell-address="User_Perspective.F28"/>
          </calcext:conditional-format>
          <calcext:conditional-format calcext:target-range-address="User_Perspective.F26:User_Perspective.F26">
            <calcext:condition calcext:apply-style-name="cf1" calcext:value="formula-is(NOT(ISERROR(SEARCH(&quot;~??&quot;;[.F26]))))" calcext:base-cell-address="User_Perspective.F26"/>
          </calcext:conditional-format>
          <calcext:conditional-format calcext:target-range-address="User_Perspective.F31:User_Perspective.F31">
            <calcext:condition calcext:apply-style-name="cf1" calcext:value="formula-is(NOT(ISERROR(SEARCH(&quot;~??&quot;;[.F31]))))" calcext:base-cell-address="User_Perspective.F31"/>
          </calcext:conditional-format>
          <calcext:conditional-format calcext:target-range-address="User_Perspective.F32:User_Perspective.F32">
            <calcext:condition calcext:apply-style-name="cf1" calcext:value="formula-is(NOT(ISERROR(SEARCH(&quot;~??&quot;;[.F32]))))" calcext:base-cell-address="User_Perspective.F32"/>
          </calcext:conditional-format>
          <calcext:conditional-format calcext:target-range-address="User_Perspective.F43:User_Perspective.F43">
            <calcext:condition calcext:apply-style-name="cf1" calcext:value="formula-is(NOT(ISERROR(SEARCH(&quot;~??&quot;;[.F43]))))" calcext:base-cell-address="User_Perspective.F43"/>
          </calcext:conditional-format>
          <calcext:conditional-format calcext:target-range-address="User_Perspective.F44:User_Perspective.F44">
            <calcext:condition calcext:apply-style-name="cf1" calcext:value="formula-is(NOT(ISERROR(SEARCH(&quot;~??&quot;;[.F44]))))" calcext:base-cell-address="User_Perspective.F44"/>
          </calcext:conditional-format>
          <calcext:conditional-format calcext:target-range-address="User_Perspective.F45:User_Perspective.F45">
            <calcext:condition calcext:apply-style-name="cf1" calcext:value="formula-is(NOT(ISERROR(SEARCH(&quot;~??&quot;;[.F45]))))" calcext:base-cell-address="User_Perspective.F45"/>
          </calcext:conditional-format>
        </calcext:conditional-formats>
      </table:table>
      <table:table table:name="Developer_Perspective" table:style-name="ta2">
        <table:table-column table:style-name="co16" table:default-cell-style-name="ce1"/>
        <table:table-column table:style-name="co8" table:default-cell-style-name="ce1"/>
        <table:table-column table:style-name="co17" table:default-cell-style-name="ce1"/>
        <table:table-column table:style-name="co8" table:default-cell-style-name="ce1"/>
        <table:table-column table:style-name="co18" table:default-cell-style-name="ce1"/>
        <table:table-column table:style-name="co19" table:default-cell-style-name="ce85"/>
        <table:table-column table:style-name="co20" table:default-cell-style-name="ce1"/>
        <table:table-column table:style-name="co8" table:number-columns-repeated="1017" table:default-cell-style-name="ce1"/>
        <table:table-row table:style-name="ro2">
          <table:table-cell table:style-name="ce22" office:value-type="string" calcext:value-type="string">
            <text:p>Developer Perspective</text:p>
          </table:table-cell>
          <table:table-cell table:style-name="ce18" office:value-type="string" calcext:value-type="string">
            <text:p>Priority</text:p>
          </table:table-cell>
          <table:table-cell table:style-name="ce18" office:value-type="string" calcext:value-type="string">
            <text:p>Evaluation</text:p>
          </table:table-cell>
          <table:table-cell table:style-name="ce18" office:value-type="string" calcext:value-type="string">
            <text:p>Qualifier</text:p>
          </table:table-cell>
          <table:table-cell table:style-name="ce18" office:value-type="string" calcext:value-type="string">
            <text:p>Full Qualifier</text:p>
          </table:table-cell>
          <table:table-cell table:style-name="ce84" office:value-type="string" calcext:value-type="string">
            <text:p>Details</text:p>
          </table:table-cell>
          <table:table-cell table:style-name="ce20" table:number-columns-repeated="1018"/>
        </table:table-row>
        <table:table-row table:style-name="ro1">
          <table:table-cell table:style-name="ce23" office:value-type="string" calcext:value-type="string">
            <text:p>Reusability Focus</text:p>
          </table:table-cell>
          <table:table-cell table:number-columns-repeated="1023"/>
        </table:table-row>
        <table:table-row-group>
          <table:table-row table:style-name="ro1">
            <table:table-cell table:style-name="ce24" office:value-type="string" calcext:value-type="string">
              <text:p>The extent of identifying reusable components</text:p>
            </table:table-cell>
            <table:table-cell table:style-name="ce82" table:content-validation-name="val4" office:value-type="string" calcext:value-type="string">
              <text:p>HIGH</text:p>
            </table:table-cell>
            <table:table-cell table:style-name="ce82" table:content-validation-name="val5" office:value-type="string" calcext:value-type="string">
              <text:p>Non-Risk</text:p>
            </table:table-cell>
            <table:table-cell table:style-name="ce7" table:formula="of:=IFERROR(VLOOKUP([.$B3];[Lists.$C$3:.$D$6];2;0);0)*IFERROR(VLOOKUP([.$C3];[Lists.$C$9:.$D$12];2;0);0)" office:value-type="float" office:value="18" calcext:value-type="float">
              <text:p>18</text:p>
            </table:table-cell>
            <table:table-cell table:style-name="ce7" table:formula="of:=IFERROR(VLOOKUP([.$B3];[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The amount of reused modules</text:p>
            </table:table-cell>
            <table:table-cell table:style-name="ce82" table:content-validation-name="val4" office:value-type="string" calcext:value-type="string">
              <text:p>HIGH</text:p>
            </table:table-cell>
            <table:table-cell table:style-name="ce82" table:content-validation-name="val5" office:value-type="string" calcext:value-type="string">
              <text:p>Trade-Off</text:p>
            </table:table-cell>
            <table:table-cell table:style-name="ce7" table:formula="of:=IFERROR(VLOOKUP([.$B4];[Lists.$C$3:.$D$6];2;0);0)*IFERROR(VLOOKUP([.$C4];[Lists.$C$9:.$D$12];2;0);0)" office:value-type="float" office:value="6" calcext:value-type="float">
              <text:p>6</text:p>
            </table:table-cell>
            <table:table-cell table:style-name="ce7" table:formula="of:=IFERROR(VLOOKUP([.$B4];[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The amount of shared modules / frameworks</text:p>
            </table:table-cell>
            <table:table-cell table:style-name="ce82" table:content-validation-name="val4" office:value-type="string" calcext:value-type="string">
              <text:p>HIGH</text:p>
            </table:table-cell>
            <table:table-cell table:style-name="ce82" table:content-validation-name="val5" office:value-type="string" calcext:value-type="string">
              <text:p>Non-Risk</text:p>
            </table:table-cell>
            <table:table-cell table:style-name="ce7" table:formula="of:=IFERROR(VLOOKUP([.$B5];[Lists.$C$3:.$D$6];2;0);0)*IFERROR(VLOOKUP([.$C5];[Lists.$C$9:.$D$12];2;0);0)" office:value-type="float" office:value="18" calcext:value-type="float">
              <text:p>18</text:p>
            </table:table-cell>
            <table:table-cell table:style-name="ce7" table:formula="of:=IFERROR(VLOOKUP([.$B5];[Lists.$C$3:.$D$6];2;0);0)*[Lists.$D$11]" office:value-type="float" office:value="18" calcext:value-type="float">
              <text:p>18</text:p>
            </table:table-cell>
            <table:table-cell table:style-name="ce86"/>
            <table:table-cell table:number-columns-repeated="1018"/>
          </table:table-row>
        </table:table-row-group>
        <table:table-row table:style-name="ro1">
          <table:table-cell table:style-name="ce23" office:value-type="string" calcext:value-type="string">
            <text:p>Testability Focus</text:p>
          </table:table-cell>
          <table:table-cell table:style-name="ce7" table:number-columns-repeated="4"/>
          <table:table-cell table:style-name="ce86"/>
          <table:table-cell table:number-columns-repeated="1018"/>
        </table:table-row>
        <table:table-row-group>
          <table:table-row-group>
            <table:table-row table:style-name="ro1">
              <table:table-cell table:style-name="ce24" office:value-type="string" calcext:value-type="string">
                <text:p>Unit Test coverage is &gt; 80%</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7];[Lists.$C$3:.$D$6];2;0);0)*IFERROR(VLOOKUP([.$C7];[Lists.$C$9:.$D$12];2;0);0)" office:value-type="float" office:value="0" calcext:value-type="float">
                <text:p>0</text:p>
              </table:table-cell>
              <table:table-cell table:style-name="ce7" table:formula="of:=IFERROR(VLOOKUP([.$B7];[Lists.$C$3:.$D$6];2;0);0)*[Lists.$D$11]" office:value-type="float" office:value="18" calcext:value-type="float">
                <text:p>18</text:p>
              </table:table-cell>
              <table:table-cell table:style-name="ce86"/>
              <table:table-cell table:number-columns-repeated="1018"/>
            </table:table-row>
            <table:table-row table:style-name="ro1">
              <table:table-cell table:style-name="ce25" office:value-type="string" calcext:value-type="string">
                <text:p><text:s/>Evidence of tests having defined boundary / few inputs and  one output</text:p>
              </table:table-cell>
              <table:table-cell table:style-name="ce82" table:content-validation-name="val4" office:value-type="string" calcext:value-type="string">
                <text:p>LOW</text:p>
              </table:table-cell>
              <table:table-cell table:style-name="ce82" table:content-validation-name="val5" office:value-type="string" calcext:value-type="string">
                <text:p>Non-Risk</text:p>
              </table:table-cell>
              <table:table-cell table:style-name="ce7" table:formula="of:=IFERROR(VLOOKUP([.$B8];[Lists.$C$3:.$D$6];2;0);0)*IFERROR(VLOOKUP([.$C8];[Lists.$C$9:.$D$12];2;0);0)" office:value-type="float" office:value="3" calcext:value-type="float">
                <text:p>3</text:p>
              </table:table-cell>
              <table:table-cell table:style-name="ce7" table:formula="of:=IFERROR(VLOOKUP([.$B8];[Lists.$C$3:.$D$6];2;0);0)*[Lists.$D$11]" office:value-type="float" office:value="3" calcext:value-type="float">
                <text:p>3</text:p>
              </table:table-cell>
              <table:table-cell table:style-name="ce86"/>
              <table:table-cell table:number-columns-repeated="1018"/>
            </table:table-row>
            <table:table-row table:style-name="ro1">
              <table:table-cell table:style-name="ce24" office:value-type="string" calcext:value-type="string">
                <text:p>Automation of Functional Tests (Frontend + REST APIs)</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9];[Lists.$C$3:.$D$6];2;0);0)*IFERROR(VLOOKUP([.$C9];[Lists.$C$9:.$D$12];2;0);0)" office:value-type="float" office:value="0" calcext:value-type="float">
                <text:p>0</text:p>
              </table:table-cell>
              <table:table-cell table:style-name="ce7" table:formula="of:=IFERROR(VLOOKUP([.$B9];[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Automation of Performance test framework</text:p>
              </table:table-cell>
              <table:table-cell table:style-name="ce82" table:content-validation-name="val4" office:value-type="string" calcext:value-type="string">
                <text:p>LOW</text:p>
              </table:table-cell>
              <table:table-cell table:style-name="ce82" table:content-validation-name="val5" office:value-type="string" calcext:value-type="string">
                <text:p>Risk</text:p>
              </table:table-cell>
              <table:table-cell table:style-name="ce7" table:formula="of:=IFERROR(VLOOKUP([.$B10];[Lists.$C$3:.$D$6];2;0);0)*IFERROR(VLOOKUP([.$C10];[Lists.$C$9:.$D$12];2;0);0)" office:value-type="float" office:value="0" calcext:value-type="float">
                <text:p>0</text:p>
              </table:table-cell>
              <table:table-cell table:style-name="ce7" table:formula="of:=IFERROR(VLOOKUP([.$B10];[Lists.$C$3:.$D$6];2;0);0)*[Lists.$D$11]" office:value-type="float" office:value="3" calcext:value-type="float">
                <text:p>3</text:p>
              </table:table-cell>
              <table:table-cell table:style-name="ce86"/>
              <table:table-cell table:number-columns-repeated="1018"/>
            </table:table-row>
            <table:table-row table:style-name="ro1">
              <table:table-cell table:style-name="ce24" office:value-type="string" calcext:value-type="string">
                <text:p>Ability to trace a request flow end to end (Correlation ID)</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11];[Lists.$C$3:.$D$6];2;0);0)*IFERROR(VLOOKUP([.$C11];[Lists.$C$9:.$D$12];2;0);0)" office:value-type="float" office:value="0" calcext:value-type="float">
                <text:p>0</text:p>
              </table:table-cell>
              <table:table-cell table:style-name="ce7" table:formula="of:=IFERROR(VLOOKUP([.$B11];[Lists.$C$3:.$D$6];2;0);0)*[Lists.$D$11]" office:value-type="float" office:value="18" calcext:value-type="float">
                <text:p>18</text:p>
              </table:table-cell>
              <table:table-cell table:style-name="ce86"/>
              <table:table-cell table:number-columns-repeated="1018"/>
            </table:table-row>
          </table:table-row-group>
        </table:table-row-group>
        <table:table-row table:style-name="ro1">
          <table:table-cell table:style-name="ce23" office:value-type="string" calcext:value-type="string">
            <text:p>Architectural Rigor Focus</text:p>
          </table:table-cell>
          <table:table-cell table:style-name="ce82" table:content-validation-name="val4"/>
          <table:table-cell table:style-name="ce82" table:content-validation-name="val5"/>
          <table:table-cell table:style-name="ce7" table:number-columns-repeated="2"/>
          <table:table-cell table:style-name="ce86"/>
          <table:table-cell table:number-columns-repeated="1018"/>
        </table:table-row>
        <table:table-row-group>
          <table:table-row table:style-name="ro1">
            <table:table-cell table:style-name="ce24" office:value-type="string" calcext:value-type="string">
              <text:p>Low coupling in components (proper decompositions)</text:p>
            </table:table-cell>
            <table:table-cell table:style-name="ce82" table:content-validation-name="val4" office:value-type="string" calcext:value-type="string">
              <text:p>HIGH</text:p>
            </table:table-cell>
            <table:table-cell table:style-name="ce82" table:content-validation-name="val5" office:value-type="string" calcext:value-type="string">
              <text:p>Sensitivity Point</text:p>
            </table:table-cell>
            <table:table-cell table:style-name="ce7" table:formula="of:=IFERROR(VLOOKUP([.$B13];[Lists.$C$3:.$D$6];2;0);0)*IFERROR(VLOOKUP([.$C13];[Lists.$C$9:.$D$12];2;0);0)" office:value-type="float" office:value="12" calcext:value-type="float">
              <text:p>12</text:p>
            </table:table-cell>
            <table:table-cell table:style-name="ce7" table:formula="of:=IFERROR(VLOOKUP([.$B13];[Lists.$C$3:.$D$6];2;0);0)*[Lists.$D$11]" office:value-type="float" office:value="18" calcext:value-type="float">
              <text:p>18</text:p>
            </table:table-cell>
            <table:table-cell table:style-name="ce86"/>
            <table:table-cell table:number-columns-repeated="1018"/>
          </table:table-row>
          <table:table-row table:style-name="ro5">
            <table:table-cell table:style-name="ce26" office:value-type="string" calcext:value-type="string">
              <text:p>High cohesiveness in components (proper abstraction and generalization principles, LSP, etc.)</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14];[Lists.$C$3:.$D$6];2;0);0)*IFERROR(VLOOKUP([.$C14];[Lists.$C$9:.$D$12];2;0);0)" office:value-type="float" office:value="0" calcext:value-type="float">
              <text:p>0</text:p>
            </table:table-cell>
            <table:table-cell table:style-name="ce7" table:formula="of:=IFERROR(VLOOKUP([.$B14];[Lists.$C$3:.$D$6];2;0);0)*[Lists.$D$11]" office:value-type="float" office:value="18" calcext:value-type="float">
              <text:p>18</text:p>
            </table:table-cell>
            <table:table-cell table:style-name="ce86" office:value-type="string" calcext:value-type="string">
              <text:p>???</text:p>
            </table:table-cell>
            <table:table-cell table:number-columns-repeated="1018"/>
          </table:table-row>
        </table:table-row-group>
        <table:table-row table:style-name="ro1">
          <table:table-cell table:style-name="ce23" office:value-type="string" calcext:value-type="string">
            <text:p>Engineering Rigor &amp; Maintainability Focus</text:p>
          </table:table-cell>
          <table:table-cell table:style-name="ce7" table:number-columns-repeated="4"/>
          <table:table-cell table:style-name="ce86"/>
          <table:table-cell table:number-columns-repeated="1018"/>
        </table:table-row>
        <table:table-row-group>
          <table:table-row table:style-name="ro1">
            <table:table-cell table:style-name="ce24" office:value-type="string" calcext:value-type="string">
              <office:annotation draw:style-name="gr1" draw:text-style-name="P2" svg:width="101.25pt" svg:height="147.74pt" svg:x="437.95pt" svg:y="170.25pt" draw:caption-point-x="-10.8pt" draw:caption-point-y="73.02pt">
                <dc:creator>Microsoft Office User</dc:creator>
                <dc:date>2019-11-27T00:00:00</dc:date>
                <text:p text:style-name="P1"><text:span text:style-name="T1">Microsoft Office User:</text:span></text:p>
                <text:p text:style-name="P1"><text:span text:style-name="T2">1. Conceptual Integrity (Code standards)</text:span></text:p>
                <text:p text:style-name="P1"><text:span text:style-name="T2">2. Potential bug by code analysis</text:span></text:p>
                <text:p text:style-name="P1"><text:span text:style-name="T2">3. Code smells</text:span></text:p>
                <text:p text:style-name="P1"><text:span text:style-name="T2">4. Code complexity</text:span></text:p>
                <text:p text:style-name="P1"><text:span text:style-name="T2"/></text:p>
                <text:p text:style-name="P1"><text:span text:style-name="T2">Except security rules</text:span></text:p>
              </office:annotation>
              <text:p>Low level of Sonar violations (Need to define exceptions here)</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16];[Lists.$C$3:.$D$6];2;0);0)*IFERROR(VLOOKUP([.$C16];[Lists.$C$9:.$D$12];2;0);0)" office:value-type="float" office:value="0" calcext:value-type="float">
              <text:p>0</text:p>
            </table:table-cell>
            <table:table-cell table:style-name="ce7" table:formula="of:=IFERROR(VLOOKUP([.$B16];[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API documentation</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17];[Lists.$C$3:.$D$6];2;0);0)*IFERROR(VLOOKUP([.$C17];[Lists.$C$9:.$D$12];2;0);0)" office:value-type="float" office:value="0" calcext:value-type="float">
              <text:p>0</text:p>
            </table:table-cell>
            <table:table-cell table:style-name="ce7" table:formula="of:=IFERROR(VLOOKUP([.$B17];[Lists.$C$3:.$D$6];2;0);0)*[Lists.$D$11]" office:value-type="float" office:value="18" calcext:value-type="float">
              <text:p>18</text:p>
            </table:table-cell>
            <table:table-cell table:style-name="ce87"/>
            <table:table-cell table:number-columns-repeated="1018"/>
          </table:table-row>
          <table:table-row table:style-name="ro1">
            <table:table-cell table:style-name="ce24" office:value-type="string" calcext:value-type="string">
              <text:p>Use of organization technology standards</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18];[Lists.$C$3:.$D$6];2;0);0)*IFERROR(VLOOKUP([.$C18];[Lists.$C$9:.$D$12];2;0);0)" office:value-type="float" office:value="0" calcext:value-type="float">
              <text:p>0</text:p>
            </table:table-cell>
            <table:table-cell table:style-name="ce7" table:formula="of:=IFERROR(VLOOKUP([.$B18];[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Use of approved set of tools</text:p>
            </table:table-cell>
            <table:table-cell table:style-name="ce82" table:content-validation-name="val4" office:value-type="string" calcext:value-type="string">
              <text:p>MEDIUM</text:p>
            </table:table-cell>
            <table:table-cell table:style-name="ce82" table:content-validation-name="val5" office:value-type="string" calcext:value-type="string">
              <text:p>Non-Risk</text:p>
            </table:table-cell>
            <table:table-cell table:style-name="ce7" table:formula="of:=IFERROR(VLOOKUP([.$B19];[Lists.$C$3:.$D$6];2;0);0)*IFERROR(VLOOKUP([.$C19];[Lists.$C$9:.$D$12];2;0);0)" office:value-type="float" office:value="9" calcext:value-type="float">
              <text:p>9</text:p>
            </table:table-cell>
            <table:table-cell table:style-name="ce7" table:formula="of:=IFERROR(VLOOKUP([.$B19];[Lists.$C$3:.$D$6];2;0);0)*[Lists.$D$11]" office:value-type="float" office:value="9" calcext:value-type="float">
              <text:p>9</text:p>
            </table:table-cell>
            <table:table-cell table:style-name="ce86"/>
            <table:table-cell table:number-columns-repeated="1018"/>
          </table:table-row>
          <table:table-row table:style-name="ro1">
            <table:table-cell table:style-name="ce24" office:value-type="string" calcext:value-type="string">
              <text:p>Use of semantic versioning </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0];[Lists.$C$3:.$D$6];2;0);0)*IFERROR(VLOOKUP([.$C20];[Lists.$C$9:.$D$12];2;0);0)" office:value-type="float" office:value="0" calcext:value-type="float">
              <text:p>0</text:p>
            </table:table-cell>
            <table:table-cell table:style-name="ce7" table:formula="of:=IFERROR(VLOOKUP([.$B20];[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Use of Docker / Support multi container orchestration</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1];[Lists.$C$3:.$D$6];2;0);0)*IFERROR(VLOOKUP([.$C21];[Lists.$C$9:.$D$12];2;0);0)" office:value-type="float" office:value="0" calcext:value-type="float">
              <text:p>0</text:p>
            </table:table-cell>
            <table:table-cell table:style-name="ce7" table:formula="of:=IFERROR(VLOOKUP([.$B21];[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Review of cloud deployment scripts (I.e. CloudFormation)</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2];[Lists.$C$3:.$D$6];2;0);0)*IFERROR(VLOOKUP([.$C22];[Lists.$C$9:.$D$12];2;0);0)" office:value-type="float" office:value="0" calcext:value-type="float">
              <text:p>0</text:p>
            </table:table-cell>
            <table:table-cell table:style-name="ce7" table:formula="of:=IFERROR(VLOOKUP([.$B22];[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Use of GitFlow</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3];[Lists.$C$3:.$D$6];2;0);0)*IFERROR(VLOOKUP([.$C23];[Lists.$C$9:.$D$12];2;0);0)" office:value-type="float" office:value="0" calcext:value-type="float">
              <text:p>0</text:p>
            </table:table-cell>
            <table:table-cell table:style-name="ce7" table:formula="of:=IFERROR(VLOOKUP([.$B23];[Lists.$C$3:.$D$6];2;0);0)*[Lists.$D$11]" office:value-type="float" office:value="18" calcext:value-type="float">
              <text:p>18</text:p>
            </table:table-cell>
            <table:table-cell table:style-name="ce88"/>
            <table:table-cell table:number-columns-repeated="1018"/>
          </table:table-row>
          <table:table-row table:style-name="ro1">
            <table:table-cell table:style-name="ce24" office:value-type="string" calcext:value-type="string">
              <text:p><text:s/>Automated CI/CD for Dev / Stage / Prod </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4];[Lists.$C$3:.$D$6];2;0);0)*IFERROR(VLOOKUP([.$C24];[Lists.$C$9:.$D$12];2;0);0)" office:value-type="float" office:value="0" calcext:value-type="float">
              <text:p>0</text:p>
            </table:table-cell>
            <table:table-cell table:style-name="ce7" table:formula="of:=IFERROR(VLOOKUP([.$B24];[Lists.$C$3:.$D$6];2;0);0)*[Lists.$D$11]" office:value-type="float" office:value="18" calcext:value-type="float">
              <text:p>18</text:p>
            </table:table-cell>
            <table:table-cell table:style-name="ce86"/>
            <table:table-cell table:number-columns-repeated="1018"/>
          </table:table-row>
        </table:table-row-group>
        <table:table-row table:style-name="ro1">
          <table:table-cell table:style-name="ce23" office:value-type="string" calcext:value-type="string">
            <text:p>Dev Security Focus</text:p>
          </table:table-cell>
          <table:table-cell table:style-name="ce82" table:content-validation-name="val4"/>
          <table:table-cell table:style-name="ce82" table:content-validation-name="val5"/>
          <table:table-cell table:style-name="ce7" table:number-columns-repeated="2"/>
          <table:table-cell table:style-name="ce86"/>
          <table:table-cell table:number-columns-repeated="1018"/>
        </table:table-row>
        <table:table-row-group>
          <table:table-row table:style-name="ro1">
            <table:table-cell table:style-name="ce24" office:value-type="string" calcext:value-type="string">
              <office:annotation draw:style-name="gr1" draw:text-style-name="P2" svg:width="78.01pt" svg:height="54pt" svg:x="437.95pt" svg:y="286.5pt" draw:caption-point-x="-10.8pt" draw:caption-point-y="106.78pt">
                <dc:creator>Microsoft Office User</dc:creator>
                <dc:date>2019-11-27T00:00:00</dc:date>
                <text:p text:style-name="P1"><text:span text:style-name="T1">Microsoft Office User:</text:span></text:p>
                <text:p text:style-name="P1"><text:span text:style-name="T2">Sonar security covers part of the rules</text:span></text:p>
              </office:annotation>
              <text:p>Secure coding practices</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6];[Lists.$C$3:.$D$6];2;0);0)*IFERROR(VLOOKUP([.$C26];[Lists.$C$9:.$D$12];2;0);0)" office:value-type="float" office:value="0" calcext:value-type="float">
              <text:p>0</text:p>
            </table:table-cell>
            <table:table-cell table:style-name="ce7" table:formula="of:=IFERROR(VLOOKUP([.$B26];[Lists.$C$3:.$D$6];2;0);0)*[Lists.$D$11]" office:value-type="float" office:value="18" calcext:value-type="float">
              <text:p>18</text:p>
            </table:table-cell>
            <table:table-cell table:style-name="ce86"/>
            <table:table-cell table:number-columns-repeated="1018"/>
          </table:table-row>
          <table:table-row table:style-name="ro1">
            <table:table-cell table:style-name="ce24" office:value-type="string" calcext:value-type="string">
              <text:p>Static code analysis for security done (e.g. Fortify)</text:p>
            </table:table-cell>
            <table:table-cell table:style-name="ce82" table:content-validation-name="val4" office:value-type="string" calcext:value-type="string">
              <text:p>HIGH</text:p>
            </table:table-cell>
            <table:table-cell table:style-name="ce82" table:content-validation-name="val5" office:value-type="string" calcext:value-type="string">
              <text:p>Non-Risk</text:p>
            </table:table-cell>
            <table:table-cell table:style-name="ce7" table:formula="of:=IFERROR(VLOOKUP([.$B27];[Lists.$C$3:.$D$6];2;0);0)*IFERROR(VLOOKUP([.$C27];[Lists.$C$9:.$D$12];2;0);0)" office:value-type="float" office:value="18" calcext:value-type="float">
              <text:p>18</text:p>
            </table:table-cell>
            <table:table-cell table:style-name="ce7" table:formula="of:=IFERROR(VLOOKUP([.$B27];[Lists.$C$3:.$D$6];2;0);0)*[Lists.$D$11]" office:value-type="float" office:value="18" calcext:value-type="float">
              <text:p>18</text:p>
            </table:table-cell>
            <table:table-cell table:style-name="ce86"/>
            <table:table-cell table:number-columns-repeated="1018"/>
          </table:table-row>
          <table:table-row table:style-name="ro5">
            <table:table-cell table:style-name="ce26" office:value-type="string" calcext:value-type="string">
              <text:p>Security testing of the infrastructure in staging/prod (e.g. Tenable.io via Cyber Security)</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28];[Lists.$C$3:.$D$6];2;0);0)*IFERROR(VLOOKUP([.$C28];[Lists.$C$9:.$D$12];2;0);0)" office:value-type="float" office:value="0" calcext:value-type="float">
              <text:p>0</text:p>
            </table:table-cell>
            <table:table-cell table:style-name="ce7" table:formula="of:=IFERROR(VLOOKUP([.$B28];[Lists.$C$3:.$D$6];2;0);0)*[Lists.$D$11]" office:value-type="float" office:value="18" calcext:value-type="float">
              <text:p>18</text:p>
            </table:table-cell>
            <table:table-cell table:style-name="ce86"/>
            <table:table-cell table:number-columns-repeated="1018"/>
          </table:table-row>
        </table:table-row-group>
        <table:table-row table:style-name="ro1">
          <table:table-cell table:style-name="ce23" office:value-type="string" calcext:value-type="string">
            <text:p>Ease of Development Focus</text:p>
          </table:table-cell>
          <table:table-cell table:style-name="ce7" table:number-columns-repeated="4"/>
          <table:table-cell table:style-name="ce86"/>
          <table:table-cell table:number-columns-repeated="1018"/>
        </table:table-row>
        <table:table-row-group>
          <table:table-row table:style-name="ro1">
            <table:table-cell table:style-name="ce24" office:value-type="string" calcext:value-type="string">
              <office:annotation draw:style-name="gr1" draw:text-style-name="P2" svg:width="101.25pt" svg:height="0.03pt" svg:x="437.95pt" svg:y="340.5pt" draw:caption-point-x="-10.8pt" draw:caption-point-y="129.77pt">
                <dc:creator>Microsoft Office User</dc:creator>
                <dc:date>2019-11-27T00:00:00</dc:date>
                <text:p text:style-name="P1"><text:span text:style-name="T1">Microsoft Office User:</text:span></text:p>
                <text:p text:style-name="P1"><text:span text:style-name="T2">1. Lead time to on board a new development member</text:span></text:p>
                <text:p text:style-name="P1"><text:span text:style-name="T2">2. How easy is to look at code &amp; tests and understand the code for expert developer</text:span></text:p>
              </office:annotation>
              <text:p>Teams measurement of ease of development</text:p>
            </table:table-cell>
            <table:table-cell table:style-name="ce82" table:content-validation-name="val4" office:value-type="string" calcext:value-type="string">
              <text:p>MEDIUM</text:p>
            </table:table-cell>
            <table:table-cell table:style-name="ce82" table:content-validation-name="val5" office:value-type="string" calcext:value-type="string">
              <text:p>Sensitivity Point</text:p>
            </table:table-cell>
            <table:table-cell table:style-name="ce7" table:formula="of:=IFERROR(VLOOKUP([.$B30];[Lists.$C$3:.$D$6];2;0);0)*IFERROR(VLOOKUP([.$C30];[Lists.$C$9:.$D$12];2;0);0)" office:value-type="float" office:value="6" calcext:value-type="float">
              <text:p>6</text:p>
            </table:table-cell>
            <table:table-cell table:style-name="ce7" table:formula="of:=IFERROR(VLOOKUP([.$B30];[Lists.$C$3:.$D$6];2;0);0)*[Lists.$D$11]" office:value-type="float" office:value="9" calcext:value-type="float">
              <text:p>9</text:p>
            </table:table-cell>
            <table:table-cell table:style-name="ce86"/>
            <table:table-cell table:number-columns-repeated="1018"/>
          </table:table-row>
        </table:table-row-group>
        <table:table-row table:style-name="ro1">
          <table:table-cell table:style-name="ce23" office:value-type="string" calcext:value-type="string">
            <text:p>Time to Deliver Focus</text:p>
          </table:table-cell>
          <table:table-cell table:style-name="ce7" table:number-columns-repeated="4"/>
          <table:table-cell table:style-name="ce86"/>
          <table:table-cell table:number-columns-repeated="1018"/>
        </table:table-row>
        <table:table-row-group>
          <table:table-row table:style-name="ro1">
            <table:table-cell table:style-name="ce24" office:value-type="string" calcext:value-type="string">
              <text:p>Observed reduction of story points for similar scope feature</text:p>
            </table:table-cell>
            <table:table-cell table:style-name="ce82" table:content-validation-name="val4" office:value-type="string" calcext:value-type="string">
              <text:p>HIGH</text:p>
            </table:table-cell>
            <table:table-cell table:style-name="ce82" table:content-validation-name="val5" office:value-type="string" calcext:value-type="string">
              <text:p>Risk</text:p>
            </table:table-cell>
            <table:table-cell table:style-name="ce7" table:formula="of:=IFERROR(VLOOKUP([.$B32];[Lists.$C$3:.$D$6];2;0);0)*IFERROR(VLOOKUP([.$C32];[Lists.$C$9:.$D$12];2;0);0)" office:value-type="float" office:value="0" calcext:value-type="float">
              <text:p>0</text:p>
            </table:table-cell>
            <table:table-cell table:style-name="ce7" table:formula="of:=IFERROR(VLOOKUP([.$B32];[Lists.$C$3:.$D$6];2;0);0)*[Lists.$D$11]" office:value-type="float" office:value="18" calcext:value-type="float">
              <text:p>18</text:p>
            </table:table-cell>
            <table:table-cell table:style-name="ce86"/>
            <table:table-cell table:number-columns-repeated="1018"/>
          </table:table-row>
        </table:table-row-group>
        <table:table-row table:style-name="ro1" table:number-rows-repeated="1048543">
          <table:table-cell table:number-columns-repeated="1024"/>
        </table:table-row>
        <table:table-row table:style-name="ro1">
          <table:table-cell table:number-columns-repeated="1024"/>
        </table:table-row>
        <calcext:conditional-formats>
          <calcext:conditional-format calcext:target-range-address="Developer_Perspective.F1:Developer_Perspective.F16 Developer_Perspective.F24:Developer_Perspective.F1048576 Developer_Perspective.F18:Developer_Perspective.F22">
            <calcext:condition calcext:apply-style-name="cf1" calcext:value="formula-is(NOT(ISERROR(SEARCH(&quot;~???&quot;;[.F1]))))" calcext:base-cell-address="Developer_Perspective.F1"/>
          </calcext:conditional-format>
          <calcext:conditional-format calcext:target-range-address="Developer_Perspective.F17:Developer_Perspective.F17">
            <calcext:condition calcext:apply-style-name="cf1" calcext:value="formula-is(NOT(ISERROR(SEARCH(&quot;~???&quot;;[.F17]))))" calcext:base-cell-address="Developer_Perspective.F17"/>
          </calcext:conditional-format>
          <calcext:conditional-format calcext:target-range-address="Developer_Perspective.F23:Developer_Perspective.F23">
            <calcext:condition calcext:apply-style-name="cf1" calcext:value="formula-is(NOT(ISERROR(SEARCH(&quot;~???&quot;;[.F23]))))" calcext:base-cell-address="Developer_Perspective.F23"/>
          </calcext:conditional-format>
        </calcext:conditional-formats>
      </table:table>
      <table:table table:name="Lists" table:style-name="ta1">
        <table:table-column table:style-name="co21" table:default-cell-style-name="ce82"/>
        <table:table-column table:style-name="co22" table:default-cell-style-name="ce44"/>
        <table:table-column table:style-name="co21" table:default-cell-style-name="ce1"/>
        <table:table-column table:style-name="co23" table:number-columns-repeated="1021" table:default-cell-style-name="ce1"/>
        <table:table-row table:style-name="ro1">
          <table:table-cell table:number-columns-repeated="1024"/>
        </table:table-row>
        <table:table-row table:style-name="ro2">
          <table:table-cell table:style-name="ce6" office:value-type="string" calcext:value-type="string">
            <text:p>Quality Attribute Priority</text:p>
          </table:table-cell>
          <table:table-cell table:style-name="ce4" office:value-type="string" calcext:value-type="string">
            <text:p>Description</text:p>
          </table:table-cell>
          <table:table-cell table:style-name="ce6" office:value-type="string" calcext:value-type="string">
            <text:p>Quality Attribute Priority</text:p>
          </table:table-cell>
          <table:table-cell table:style-name="ce2" office:value-type="string" calcext:value-type="string">
            <text:p>Number</text:p>
          </table:table-cell>
          <table:table-cell table:number-columns-repeated="1020"/>
        </table:table-row>
        <table:table-row table:style-name="ro2">
          <table:table-cell table:content-validation-name="val6" office:value-type="string" calcext:value-type="string">
            <text:p>HIGH</text:p>
          </table:table-cell>
          <table:table-cell office:value-type="string" calcext:value-type="string">
            <text:p>Project requirement insist HIGH alignment to quality attribute</text:p>
          </table:table-cell>
          <table:table-cell table:style-name="ce82" table:content-validation-name="val6" office:value-type="string" calcext:value-type="string">
            <text:p>HIGH</text:p>
          </table:table-cell>
          <table:table-cell office:value-type="float" office:value="6" calcext:value-type="float">
            <text:p>6</text:p>
          </table:table-cell>
          <table:table-cell table:number-columns-repeated="1020"/>
        </table:table-row>
        <table:table-row table:style-name="ro2">
          <table:table-cell table:content-validation-name="val6" office:value-type="string" calcext:value-type="string">
            <text:p>MEDIUM</text:p>
          </table:table-cell>
          <table:table-cell office:value-type="string" calcext:value-type="string">
            <text:p>Project requirement insist MEDIUM alignment to quality attribute</text:p>
          </table:table-cell>
          <table:table-cell table:style-name="ce82" table:content-validation-name="val6" office:value-type="string" calcext:value-type="string">
            <text:p>MEDIUM</text:p>
          </table:table-cell>
          <table:table-cell office:value-type="float" office:value="3" calcext:value-type="float">
            <text:p>3</text:p>
          </table:table-cell>
          <table:table-cell table:number-columns-repeated="1020"/>
        </table:table-row>
        <table:table-row table:style-name="ro2">
          <table:table-cell table:content-validation-name="val6" office:value-type="string" calcext:value-type="string">
            <text:p>LOW</text:p>
          </table:table-cell>
          <table:table-cell office:value-type="string" calcext:value-type="string">
            <text:p>Project requirement insist LOW alignment to quality attribute</text:p>
          </table:table-cell>
          <table:table-cell table:style-name="ce82" table:content-validation-name="val6" office:value-type="string" calcext:value-type="string">
            <text:p>LOW</text:p>
          </table:table-cell>
          <table:table-cell office:value-type="float" office:value="1" calcext:value-type="float">
            <text:p>1</text:p>
          </table:table-cell>
          <table:table-cell table:number-columns-repeated="1020"/>
        </table:table-row>
        <table:table-row table:style-name="ro2">
          <table:table-cell office:value-type="string" calcext:value-type="string">
            <text:p>NA</text:p>
          </table:table-cell>
          <table:table-cell office:value-type="string" calcext:value-type="string">
            <text:p>This quality attribute is not applicable for the software</text:p>
          </table:table-cell>
          <table:table-cell table:style-name="ce82" office:value-type="string" calcext:value-type="string">
            <text:p>NA</text:p>
          </table:table-cell>
          <table:table-cell office:value-type="float" office:value="6" calcext:value-type="float">
            <text:p>6</text:p>
          </table:table-cell>
          <table:table-cell table:number-columns-repeated="1020"/>
        </table:table-row>
        <table:table-row table:style-name="ro1">
          <table:table-cell table:number-columns-repeated="1024"/>
        </table:table-row>
        <table:table-row table:style-name="ro6">
          <table:table-cell table:style-name="ce6" office:value-type="string" calcext:value-type="string">
            <text:p>Evaluation</text:p>
          </table:table-cell>
          <table:table-cell table:style-name="ce4" office:value-type="string" calcext:value-type="string">
            <text:p>Description</text:p>
          </table:table-cell>
          <table:table-cell table:style-name="ce6" office:value-type="string" calcext:value-type="string">
            <text:p>Evaluation</text:p>
          </table:table-cell>
          <table:table-cell table:style-name="ce6" office:value-type="string" calcext:value-type="string">
            <text:p>Number</text:p>
          </table:table-cell>
          <table:table-cell table:number-columns-repeated="1020"/>
        </table:table-row>
        <table:table-row table:style-name="ro7">
          <table:table-cell office:value-type="string" calcext:value-type="string">
            <text:p>Trade-Off</text:p>
          </table:table-cell>
          <table:table-cell office:value-type="string" calcext:value-type="string">
            <text:p>Scarifies of one quality attribute for another quality attribute. I.e. Limit the new user on the system if high number of requests coming from a user. If one quality attribute is marked as Trade-Off based on another quality attribute while priority is HIGH for the first quality attribute, that means the architecture has created a negative impact on the software.</text:p>
          </table:table-cell>
          <table:table-cell table:style-name="ce82" office:value-type="string" calcext:value-type="string">
            <text:p>Trade-Off</text:p>
          </table:table-cell>
          <table:table-cell office:value-type="float" office:value="1" calcext:value-type="float">
            <text:p>1</text:p>
          </table:table-cell>
          <table:table-cell table:number-columns-repeated="1020"/>
        </table:table-row>
        <table:table-row table:style-name="ro7">
          <table:table-cell office:value-type="string" calcext:value-type="string">
            <text:p>Sensitivity Point</text:p>
          </table:table-cell>
          <table:table-cell office:value-type="string" calcext:value-type="string">
            <text:p>Change of one quality attribute could impact another quality attribute. I.e. Increase of no of requests could increase latency. If one quality attribute is marked as Sensitive Point based on another quality attribute while priority is HIGH for the first quality attribute , that means the quality attribute has created a negative impact on the software.</text:p>
          </table:table-cell>
          <table:table-cell table:style-name="ce82" office:value-type="string" calcext:value-type="string">
            <text:p>Sensitivity Point</text:p>
          </table:table-cell>
          <table:table-cell office:value-type="float" office:value="2" calcext:value-type="float">
            <text:p>2</text:p>
          </table:table-cell>
          <table:table-cell table:number-columns-repeated="1020"/>
        </table:table-row>
        <table:table-row table:style-name="ro2">
          <table:table-cell office:value-type="string" calcext:value-type="string">
            <text:p>Non-Risk</text:p>
          </table:table-cell>
          <table:table-cell office:value-type="string" calcext:value-type="string">
            <text:p>Meets the quality attribute required by the software using <text:s/>the defined architecture</text:p>
          </table:table-cell>
          <table:table-cell table:style-name="ce82" office:value-type="string" calcext:value-type="string">
            <text:p>Non-Risk</text:p>
          </table:table-cell>
          <table:table-cell office:value-type="float" office:value="3" calcext:value-type="float">
            <text:p>3</text:p>
          </table:table-cell>
          <table:table-cell table:number-columns-repeated="1020"/>
        </table:table-row>
        <table:table-row table:style-name="ro2">
          <table:table-cell office:value-type="string" calcext:value-type="string">
            <text:p>Risk</text:p>
          </table:table-cell>
          <table:table-cell office:value-type="string" calcext:value-type="string">
            <text:p>Does not meet the quality attribute required by the software using the defined architecture</text:p>
          </table:table-cell>
          <table:table-cell table:style-name="ce82" office:value-type="string" calcext:value-type="string">
            <text:p>Risk</text:p>
          </table:table-cell>
          <table:table-cell office:value-type="float" office:value="0" calcext:value-type="float">
            <text:p>0</text:p>
          </table:table-cell>
          <table:table-cell table:number-columns-repeated="1020"/>
        </table:table-row>
        <table:table-row table:style-name="ro1">
          <table:table-cell table:number-columns-repeated="1024"/>
        </table:table-row>
        <table:table-row table:style-name="ro2">
          <table:table-cell table:style-name="ce6" office:value-type="string" calcext:value-type="string">
            <text:p>Stage</text:p>
          </table:table-cell>
          <table:table-cell table:style-name="ce4" office:value-type="string" calcext:value-type="string">
            <text:p>Description</text:p>
          </table:table-cell>
          <table:table-cell table:number-columns-repeated="1022"/>
        </table:table-row>
        <table:table-row table:style-name="ro2">
          <table:table-cell office:value-type="string" calcext:value-type="string">
            <text:p>Development</text:p>
          </table:table-cell>
          <table:table-cell office:value-type="string" calcext:value-type="string">
            <text:p>The new software architecture is in development</text:p>
          </table:table-cell>
          <table:table-cell table:number-columns-repeated="1022"/>
        </table:table-row>
        <table:table-row table:style-name="ro2">
          <table:table-cell office:value-type="string" calcext:value-type="string">
            <text:p>Testing</text:p>
          </table:table-cell>
          <table:table-cell office:value-type="string" calcext:value-type="string">
            <text:p>The new software architecture is <text:s/>in internal testing</text:p>
          </table:table-cell>
          <table:table-cell table:number-columns-repeated="1022"/>
        </table:table-row>
        <table:table-row table:style-name="ro2">
          <table:table-cell office:value-type="string" calcext:value-type="string">
            <text:p>Pre-production</text:p>
          </table:table-cell>
          <table:table-cell office:value-type="string" calcext:value-type="string">
            <text:p>The new software architecture is in customer's final evaluation </text:p>
          </table:table-cell>
          <table:table-cell table:number-columns-repeated="1022"/>
        </table:table-row>
        <table:table-row table:style-name="ro2">
          <table:table-cell office:value-type="string" calcext:value-type="string">
            <text:p>Production</text:p>
          </table:table-cell>
          <table:table-cell office:value-type="string" calcext:value-type="string">
            <text:p>The new software architecture is in <text:s/>live. may be too late</text:p>
          </table:table-cell>
          <table:table-cell table:number-columns-repeated="1022"/>
        </table:table-row>
        <table:table-row table:style-name="ro1" table:number-rows-repeated="2">
          <table:table-cell table:number-columns-repeated="1024"/>
        </table:table-row>
        <table:table-row table:style-name="ro1">
          <table:table-cell table:style-name="ce6"/>
          <table:table-cell table:style-name="ce4"/>
          <table:table-cell table:number-columns-repeated="1022"/>
        </table:table-row>
        <table:table-row table:style-name="ro1" table:number-rows-repeated="3">
          <table:table-cell table:number-columns-repeated="1024"/>
        </table:table-row>
        <table:table-row table:style-name="ro3" table:number-rows-repeated="4">
          <table:table-cell table:style-name="ce14"/>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named-expressions>
        <table:named-range table:name="ArchRigor" table:base-cell-address="$Developer_Perspective.$A$1" table:cell-range-address="Developer_Perspective.$C$13:Developer_Perspective.$C$14"/>
        <table:named-range table:name="ArchRigorD" table:base-cell-address="$Developer_Perspective.$A$1" table:cell-range-address="Developer_Perspective.$D$13:Developer_Perspective.$D$14"/>
        <table:named-range table:name="ArchRigorE" table:base-cell-address="$Developer_Perspective.$A$1" table:cell-range-address="Developer_Perspective.$E$13:Developer_Perspective.$E$14"/>
        <table:named-range table:name="CloudLockRange" table:base-cell-address="$User_Perspective.$A$1" table:cell-range-address="User_Perspective.$C$40"/>
        <table:named-range table:name="CloudLockRangeD" table:base-cell-address="$User_Perspective.$A$1" table:cell-range-address="User_Perspective.$D$40"/>
        <table:named-range table:name="CloudLockRangeE" table:base-cell-address="$User_Perspective.$A$1" table:cell-range-address="User_Perspective.$E$40"/>
        <table:named-range table:name="DevSec" table:base-cell-address="$Developer_Perspective.$A$1" table:cell-range-address="Developer_Perspective.$C$26:Developer_Perspective.$C$28"/>
        <table:named-range table:name="DevSecD" table:base-cell-address="$Developer_Perspective.$A$1" table:cell-range-address="Developer_Perspective.$D$26:Developer_Perspective.$D$28"/>
        <table:named-range table:name="DevSecE" table:base-cell-address="$Developer_Perspective.$A$1" table:cell-range-address="Developer_Perspective.$E$26:Developer_Perspective.$E$28"/>
        <table:named-range table:name="DRRange" table:base-cell-address="$User_Perspective.$A$1" table:cell-range-address="User_Perspective.$C$6:User_Perspective.$C$8"/>
        <table:named-range table:name="DRRangeD" table:base-cell-address="$User_Perspective.$A$1" table:cell-range-address="User_Perspective.$D$6:User_Perspective.$D$8"/>
        <table:named-range table:name="DRRangeE" table:base-cell-address="$User_Perspective.$A$1" table:cell-range-address="User_Perspective.$E$6:User_Perspective.$E$8"/>
        <table:named-range table:name="EaseUseRange" table:base-cell-address="$Developer_Perspective.$A$1" table:cell-range-address="Developer_Perspective.$C$30"/>
        <table:named-range table:name="EaseUseRangeD" table:base-cell-address="$Developer_Perspective.$A$1" table:cell-range-address="Developer_Perspective.$D$30"/>
        <table:named-range table:name="EaseUseRangeE" table:base-cell-address="$Developer_Perspective.$A$1" table:cell-range-address="Developer_Perspective.$E$30"/>
        <table:named-range table:name="FTHARange" table:base-cell-address="$User_Perspective.$A$1" table:cell-range-address="User_Perspective.$C$3:User_Perspective.$C$4"/>
        <table:named-range table:name="FTHARangeD" table:base-cell-address="$User_Perspective.$A$1" table:cell-range-address="User_Perspective.$D$3:User_Perspective.$D$4"/>
        <table:named-range table:name="FTHARangeE" table:base-cell-address="$User_Perspective.$A$1" table:cell-range-address="User_Perspective.$E$3:User_Perspective.$E$4"/>
        <table:named-range table:name="InterOpRange" table:base-cell-address="$User_Perspective.$A$1" table:cell-range-address="User_Perspective.$C$20:User_Perspective.$C$21"/>
        <table:named-range table:name="InterOpRangeD" table:base-cell-address="$User_Perspective.$A$1" table:cell-range-address="User_Perspective.$D$20:User_Perspective.$D$21"/>
        <table:named-range table:name="InterOpRangeE" table:base-cell-address="$User_Perspective.$A$1" table:cell-range-address="User_Perspective.$E$20:User_Perspective.$E$21"/>
        <table:named-range table:name="MaintainRange" table:base-cell-address="$Developer_Perspective.$A$1" table:cell-range-address="Developer_Perspective.$C$16:Developer_Perspective.$C$24"/>
        <table:named-range table:name="MaintainRangeD" table:base-cell-address="$Developer_Perspective.$A$1" table:cell-range-address="Developer_Perspective.$D$16:Developer_Perspective.$D$24"/>
        <table:named-range table:name="MaintainRangeE" table:base-cell-address="$Developer_Perspective.$A$1" table:cell-range-address="Developer_Perspective.$E$16:Developer_Perspective.$E$24"/>
        <table:named-range table:name="OperationRange" table:base-cell-address="$User_Perspective.$A$1" table:cell-range-address="User_Perspective.$C$42:User_Perspective.$C$46"/>
        <table:named-range table:name="OperationRangeD" table:base-cell-address="$User_Perspective.$A$1" table:cell-range-address="User_Perspective.$D$42:User_Perspective.$D$46"/>
        <table:named-range table:name="OperationRangeE" table:base-cell-address="$User_Perspective.$A$1" table:cell-range-address="User_Perspective.$E$42:User_Perspective.$E$46"/>
        <table:named-range table:name="PerfRange" table:base-cell-address="$User_Perspective.$A$1" table:cell-range-address="User_Perspective.$C$13:User_Perspective.$C$15"/>
        <table:named-range table:name="PerfRangeD" table:base-cell-address="$User_Perspective.$A$1" table:cell-range-address="User_Perspective.$D$13:User_Perspective.$D$15"/>
        <table:named-range table:name="PerfRangeE" table:base-cell-address="$User_Perspective.$A$1" table:cell-range-address="User_Perspective.$E$13:User_Perspective.$E$15"/>
        <table:named-range table:name="ReuseRange" table:base-cell-address="$Developer_Perspective.$A$1" table:cell-range-address="Developer_Perspective.$C$3:Developer_Perspective.$C$5"/>
        <table:named-range table:name="ReuseRangeD" table:base-cell-address="$Developer_Perspective.$A$1" table:cell-range-address="Developer_Perspective.$D$3:Developer_Perspective.$D$5"/>
        <table:named-range table:name="ReuseRangeE" table:base-cell-address="$Developer_Perspective.$A$1" table:cell-range-address="Developer_Perspective.$E$3:Developer_Perspective.$E$5"/>
        <table:named-range table:name="RunCostRange" table:base-cell-address="$User_Perspective.$A$1" table:cell-range-address="User_Perspective.$C$17:User_Perspective.$C$18"/>
        <table:named-range table:name="RunCostRangeD" table:base-cell-address="$User_Perspective.$A$1" table:cell-range-address="User_Perspective.$D$17:User_Perspective.$D$18"/>
        <table:named-range table:name="RunCostRangeE" table:base-cell-address="$User_Perspective.$A$1" table:cell-range-address="User_Perspective.$E$17:User_Perspective.$E$18"/>
        <table:named-range table:name="ScaleRange" table:base-cell-address="$User_Perspective.$A$1" table:cell-range-address="User_Perspective.$C$10:User_Perspective.$C$11"/>
        <table:named-range table:name="ScaleRangeD" table:base-cell-address="$User_Perspective.$A$1" table:cell-range-address="User_Perspective.$D$10:User_Perspective.$D$11"/>
        <table:named-range table:name="ScaleRangeE" table:base-cell-address="$User_Perspective.$A$1" table:cell-range-address="User_Perspective.$E$10:User_Perspective.$E$11"/>
        <table:named-range table:name="SecurityRange" table:base-cell-address="$User_Perspective.$A$1" table:cell-range-address="User_Perspective.$C$23:User_Perspective.$C$33"/>
        <table:named-range table:name="SecurityRangeD" table:base-cell-address="$User_Perspective.$A$1" table:cell-range-address="User_Perspective.$D$23:User_Perspective.$D$33"/>
        <table:named-range table:name="SecurityRangeE" table:base-cell-address="$User_Perspective.$A$1" table:cell-range-address="User_Perspective.$E$23:User_Perspective.$E$33"/>
        <table:named-range table:name="TestRange" table:base-cell-address="$Developer_Perspective.$A$1" table:cell-range-address="Developer_Perspective.$C$7:Developer_Perspective.$C$11"/>
        <table:named-range table:name="TestRangeD" table:base-cell-address="$Developer_Perspective.$A$1" table:cell-range-address="Developer_Perspective.$D$7:Developer_Perspective.$D$11"/>
        <table:named-range table:name="TestRangeE" table:base-cell-address="$Developer_Perspective.$A$1" table:cell-range-address="Developer_Perspective.$E$7:Developer_Perspective.$E$11"/>
        <table:named-range table:name="TimeRange" table:base-cell-address="$Developer_Perspective.$A$1" table:cell-range-address="Developer_Perspective.$C$32"/>
        <table:named-range table:name="TimeRangeD" table:base-cell-address="$Developer_Perspective.$A$1" table:cell-range-address="Developer_Perspective.$D$32"/>
        <table:named-range table:name="TimeRangeE" table:base-cell-address="$Developer_Perspective.$A$1" table:cell-range-address="Developer_Perspective.$E$32"/>
        <table:named-range table:name="UsabilityRange" table:base-cell-address="$User_Perspective.$A$1" table:cell-range-address="User_Perspective.$C$35:User_Perspective.$C$38"/>
        <table:named-range table:name="UsabilityRangeD" table:base-cell-address="$User_Perspective.$A$1" table:cell-range-address="User_Perspective.$D$35:User_Perspective.$D$38"/>
        <table:named-range table:name="UsabilityRangeE" table:base-cell-address="$User_Perspective.$A$1" table:cell-range-address="User_Perspective.$E$35:User_Perspective.$E$3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99pt" svg:stroke-color="#2f528f" draw:stroke-linejoin="miter" svg:stroke-linecap="butt" draw:fill-color="#4472c4"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cf1" style:family="table-cell" style:parent-style-name="Default">
      <style:table-cell-properties fo:border="0.06pt solid #9c0006"/>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7">00/00/0000</text:date>, <text:time style:data-style-name="N2" text:time-value="09:06:20.01892439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icrosoft Office User</meta:initial-creator>
    <meta:creation-date>2019-02-11T05:03:52Z</meta:creation-date>
    <dc:date>2019-11-27T09:07:50.075603901</dc:date>
    <meta:editing-duration>PT5M31S</meta:editing-duration>
    <meta:editing-cycles>2</meta:editing-cycles>
    <meta:document-statistic meta:table-count="4" meta:cell-count="521" meta:object-count="4"/>
  </office:meta>
</office:document-meta>
</file>